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FB0000030FB2FE3BAFBBEC98E6.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urier New" svg:font-family="'Courier New'"/>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solid" svg:stroke-width="0.026cm" svg:stroke-color="#3465a4" draw:stroke-linejoin="round" draw:fill="solid" draw:fill-color="#eeeeee"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3465a4" draw:stroke-linejoin="round" draw:fill="solid" draw:fill-color="#eeeeee"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3465a4" draw:stroke-linejoin="round" draw:fill="solid" draw:fill-color="#dddddd"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3465a4" draw:stroke-linejoin="round" draw:fill="solid" draw:fill-color="#cccccc"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3465a4" draw:stroke-linejoin="round" draw:fill="solid" draw:fill-color="#ffff00"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3465a4" draw:stroke-linejoin="round" draw:fill="solid" draw:fill-color="#eeeeee" draw:textarea-vertical-align="top"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3465a4" draw:stroke-linejoin="round" draw:fill="solid" draw:fill-color="#dddddd" draw:textarea-vertical-align="top"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3465a4" draw:stroke-linejoin="round" draw:fill="solid" draw:fill-color="#cccccc" draw:textarea-vertical-align="top"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3465a4" draw:stroke-linejoin="round" draw:fill="solid" draw:fill-color="#729fc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3465a4"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3465a4" draw:stroke-linejoin="round" draw:fill="solid" draw:fill-color="#ffff00" draw:textarea-vertical-align="top"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BLANK-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8"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9"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0"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1"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2"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3"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4"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5"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6"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7"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8"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9"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0"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1"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2"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3"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4"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5"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6"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7"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8"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9"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0"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1"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2"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3"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4" style:family="presentation" style:parent-style-name="FOUR_5f_OBJECTS-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5" style:family="presentation" style:parent-style-name="Default-notes" style:list-style-name="L12">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4" style:family="paragraph">
      <style:paragraph-properties fo:margin-left="0cm" fo:margin-right="0cm" fo:margin-top="0.144cm" fo:margin-bottom="0cm" fo:line-height="90%" fo:text-align="center"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loext:graphic-properties draw:fill="solid" draw:fill-color="#eeeeee"/>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solid" draw:fill-color="#dddddd"/>
      <style:paragraph-properties fo:text-align="start" style:font-independent-line-spacing="true"/>
      <style:text-properties fo:font-size="14pt"/>
    </style:style>
    <style:style style:name="P11" style:family="paragraph">
      <loext:graphic-properties draw:fill="solid" draw:fill-color="#cccccc"/>
      <style:paragraph-properties fo:text-align="start" style:font-independent-line-spacing="true"/>
      <style:text-properties fo:font-size="14pt"/>
    </style:style>
    <style:style style:name="P12" style:family="paragraph">
      <loext:graphic-properties draw:fill="solid" draw:fill-color="#ffff00"/>
      <style:paragraph-properties fo:text-align="start" style:font-independent-line-spacing="true"/>
      <style:text-properties fo:font-size="14pt"/>
    </style:style>
    <style:style style:name="P13" style:family="paragraph">
      <loext:graphic-properties draw:fill="solid" draw:fill-color="#729fcf"/>
      <style:paragraph-properties fo:text-align="start" style:font-independent-line-spacing="true"/>
      <style:text-properties fo:font-size="14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style:paragraph-properties fo:margin-left="0cm" fo:margin-right="0cm" fo:margin-top="0.226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libri" fo:font-size="34pt" fo:letter-spacing="normal" fo:font-style="normal" style:text-underline-style="none" fo:font-weight="normal" style:font-name-asian="Calibri" style:font-size-asian="34pt" style:font-style-asian="normal" style:font-weight-asian="normal" style:font-name-complex="Calibri" style:font-size-complex="3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30pt" fo:letter-spacing="normal" fo:font-style="italic" style:text-underline-style="none" fo:font-weight="normal" style:font-name-asian="Calibri" style:font-size-asian="30pt" style:font-style-asian="italic" style:font-weight-asian="normal" style:font-name-complex="Calibri" style:font-size-complex="30pt" style:font-style-complex="italic" style:font-weight-complex="normal"/>
    </style:style>
    <style:style style:name="T4" style:family="text">
      <style:text-properties fo:font-variant="normal" fo:text-transform="none" fo:color="#000090" style:text-line-through-style="none" style:text-line-through-type="none" style:text-position="0% 100%" style:font-name="Calibri" fo:font-size="20.3999996185303pt" fo:letter-spacing="normal" fo:font-style="normal" style:text-underline-style="none" fo:font-weight="normal" style:font-name-asian="Calibri" style:font-size-asian="20.3999996185303pt" style:font-style-asian="normal" style:font-weight-asian="normal" style:font-name-complex="Calibri" style:font-size-complex="20.399999618530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0.3999996185303pt" fo:letter-spacing="normal" fo:font-style="normal" style:text-underline-style="none" fo:font-weight="normal" style:font-name-asian="Arial" style:font-size-asian="20.3999996185303pt" style:font-style-asian="normal" style:font-weight-asian="normal" style:font-name-complex="Arial" style:font-size-complex="20.399999618530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8" style:family="text">
      <style:text-properties fo:font-variant="normal" fo:text-transform="none" fo:color="#000000" style:text-line-through-style="none" style:text-line-through-type="none" style:text-position="0% 100%" style:font-name="Open Sans" fo:font-size="32pt" fo:letter-spacing="normal" fo:font-style="normal" style:text-underline-style="none" fo:font-weight="bold" style:font-name-asian="Open Sans" style:font-size-asian="32pt" style:font-style-asian="normal" style:font-weight-asian="bold" style:font-name-complex="Open Sans" style:font-size-complex="32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30% 58%"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Open Sans" fo:font-size="20pt" fo:letter-spacing="normal" fo:font-style="normal" style:text-underline-style="none" fo:font-weight="normal" style:font-name-asian="Open Sans" style:font-size-asian="20pt" style:font-style-asian="normal" style:font-weight-asian="normal" style:font-name-complex="Open Sans"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7" style:family="text">
      <style:text-properties fo:font-variant="normal" fo:text-transform="none" fo:color="#000000" style:text-line-through-style="none" style:text-line-through-type="none" style:text-position="30% 58%" style:font-name="Open Sans" fo:font-size="32pt" fo:letter-spacing="normal" fo:font-style="normal" style:text-underline-style="none" fo:font-weight="bold" style:font-name-asian="Open Sans" style:font-size-asian="32pt" style:font-style-asian="normal" style:font-weight-asian="bold" style:font-name-complex="Open Sans"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alibri" fo:font-size="32pt" fo:letter-spacing="normal" fo:font-style="normal" style:text-underline-style="solid" style:text-underline-width="auto" style:text-underline-color="font-color" fo:font-weight="normal" style:font-name-asian="Calibri" style:font-size-asian="32pt" style:font-style-asian="normal" style:font-weight-asian="normal" style:font-name-complex="Calibri" style:font-size-complex="3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89cm" text:min-label-width="0.9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289cm" text:min-label-width="0.9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27cm" text:min-label-width="1.073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27cm" text:min-label-width="1.073cm"/>
        <style:text-properties fo:font-family="'Noto Sans Symbols'" fo:color="#000000" fo:font-size="100%"/>
      </text:list-level-style-bullet>
      <text:list-level-style-bullet text:level="2" text:bullet-char="●">
        <style:list-level-properties text:space-before="0.604cm" text:min-label-width="0.596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127cm" text:min-label-width="1.073cm"/>
        <style:text-properties fo:font-family="'Noto Sans Symbols'" fo:color="#000000" fo:font-size="100%"/>
      </text:list-level-style-bullet>
      <text:list-level-style-bullet text:level="2" text:bullet-char="○">
        <style:list-level-properties text:space-before="1.559cm" text:min-label-width="0.981cm"/>
        <style:text-properties style:font-name="Open Sa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27cm" text:min-label-width="1.073cm"/>
        <style:text-properties fo:font-family="'Noto Sans Symbols'" fo:color="#000000" fo:font-size="100%"/>
      </text:list-level-style-bullet>
      <text:list-level-style-bullet text:level="2" text:bullet-char="○">
        <style:list-level-properties text:space-before="1.559cm" text:min-label-width="0.9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127cm" text:min-label-width="1.073cm"/>
        <style:text-properties fo:font-family="'Noto Sans Symbols'" fo:color="#000000" fo:font-size="100%"/>
      </text:list-level-style-bullet>
      <text:list-level-style-bullet text:level="2" text:bullet-char="−">
        <style:list-level-properties text:space-before="1.453cm" text:min-label-width="0.947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127cm" text:min-label-width="1.07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127cm" text:min-label-width="1.073cm"/>
        <style:text-properties fo:color="#000000" fo:font-size="100%"/>
      </text:list-level-style-number>
      <text:list-level-style-bullet text:level="2" text:bullet-char="−">
        <style:list-level-properties text:space-before="1.453cm" text:min-label-width="0.947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Shape 172" draw:style-name="gr1" draw:text-style-name="P2" draw:layer="layout" svg:width="23.661cm" svg:height="5.695cm" svg:x="0.866cm" svg:y="2.068cm">
          <text:p text:style-name="P1"><text:span text:style-name="T1">Free and Open Source Software</text:span><text:span text:style-name="T2"><text:line-break/></text:span><text:span text:style-name="T2"><text:line-break/></text:span><text:span text:style-name="T3">Covering OSS Compliance with Software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2" draw:text-style-name="P2" draw:layer="layout" svg:width="23.661cm" svg:height="7.594cm" svg:x="1.1cm" svg:y="7.2cm">
          <text:p text:style-name="P3"><text:span text:style-name="T2"><text:line-break/></text:span><text:span text:style-name="T2">Contributed by </text:span><text:span text:style-name="T4">Dr. Catharina Maracke</text:span></text:p>
          <text:p text:style-name="P3"><text:span text:style-name="T4">Dr. Michael C. Jaeger</text:span></text:p>
          <text:p text:style-name="P4"><text:span text:style-name="T4">Software Compliance Academy</text:span></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9" presentation:style-name="pr1" draw:text-style-name="P5" draw:layer="layout" svg:width="17.271cm" svg:height="12.572cm" svg:x="2.159cm" svg:y="13.271cm" presentation:class="notes" presentation:placeholder="true" presentation:user-transformed="true">
            <draw:text-box/>
          </draw:frame>
          <draw:page-thumbnail draw:name="Shape 170" draw:style-name="gr3" draw:layer="layout" svg:width="18.626cm" svg:height="10.477cm" svg:x="1.482cm" svg:y="2.095cm" draw:page-number="1" presentation:class="page"/>
        </presentation:notes>
      </draw:page>
      <draw:page draw:name="page2" draw:style-name="dp1" draw:master-page-name="FOUR_5f_OBJECTS" presentation:presentation-page-layout-name="AL1T18">
        <draw:custom-shape draw:name="Shape 178" draw:style-name="gr4" draw:text-style-name="P2" draw:layer="layout" svg:width="22.993cm" svg:height="7.339cm" svg:x="1.5cm" svg:y="3.154cm">
          <text:list text:style-name="L2">
            <text:list-item>
              <text:p text:style-name="P6"><text:span text:style-name="T6">Why we would need tools?</text:span></text:p>
            </text:list-item>
            <text:list-item>
              <text:p text:style-name="P6"><text:span text:style-name="T6">First demand and process, then the tool</text:span></text:p>
            </text:list-item>
            <text:list-item>
              <text:p text:style-name="P6"><text:span text:style-name="T6">A tool cannot provide decisions</text:span></text:p>
            </text:list-item>
            <text:list-item>
              <text:p text:style-name="P6"><text:span text:style-name="T6">Only data for decisions</text:span></text:p>
            </text:list-item>
            <text:list-item>
              <text:p text:style-name="P6"><text:span text:style-name="T6">Many cases where expert knowledge is required</text:span></text:p>
            </text:list-item>
          </text:list>
          <text:p text:style-name="P7"><text:span text:style-name="T6"/></text:p>
          <text:p text:style-name="P7"><text:span text:style-name="T7">“</text:span><text:span text:style-name="T7">A fool with a tool is still a fool” (from the hardware 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5" draw:text-style-name="P2" draw:layer="layout" svg:width="22.853cm" svg:height="2.187cm" svg:x="1.27cm" svg:y="0.667cm">
          <text:p text:style-name="P1"><text:span text:style-name="T8">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5" presentation:style-name="pr2" draw:text-style-name="P5" draw:layer="layout" svg:width="17.271cm" svg:height="12.572cm" svg:x="2.159cm" svg:y="13.271cm" presentation:class="notes" presentation:placeholder="true" presentation:user-transformed="true">
            <draw:text-box/>
          </draw:frame>
          <draw:page-thumbnail draw:name="Shape 176" draw:style-name="gr3" draw:layer="layout" svg:width="18.626cm" svg:height="10.477cm" svg:x="1.482cm" svg:y="2.095cm" draw:page-number="2" presentation:class="page"/>
        </presentation:notes>
      </draw:page>
      <draw:page draw:name="page3" draw:style-name="dp1" draw:master-page-name="FOUR_5f_OBJECTS" presentation:presentation-page-layout-name="AL1T18">
        <draw:custom-shape draw:name="Shape 184" draw:style-name="gr4" draw:text-style-name="P2" draw:layer="layout" svg:width="22.993cm" svg:height="7.339cm" svg:x="1.5cm" svg:y="3.154cm">
          <text:p text:style-name="P7"><text:span text:style-name="T6">Tools can be good for ...</text:span></text:p>
          <text:list text:style-name="L2">
            <text:list-item>
              <text:p text:style-name="P7"><text:span text:style-name="T6">… </text:span><text:span text:style-name="T6">generating reports</text:span></text:p>
            </text:list-item>
            <text:list-item>
              <text:p text:style-name="P7"><text:span text:style-name="T6">… </text:span><text:span text:style-name="T6">analyzing data</text:span></text:p>
            </text:list-item>
            <text:list-item>
              <text:p text:style-name="P7"><text:span text:style-name="T6">… </text:span><text:span text:style-name="T6">managing policies</text:span></text:p>
            </text:list-item>
          </text:list>
          <text:p text:style-name="P7"><text:span text:style-name="T6">Where is this requi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5" draw:text-style-name="P2" draw:layer="layout" svg:width="22.853cm" svg:height="2.187cm" svg:x="1.27cm" svg:y="0.667cm">
          <text:p text:style-name="P1"><text:span text:style-name="T8">About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6" draw:text-style-name="P8" draw:layer="layout" svg:width="6.092cm" svg:height="3.298cm" svg:x="10.117cm" svg:y="3.635cm">
          <text:p text:style-name="P1"><text:span text:style-name="T2"/></text:p>
          <draw:enhanced-geometry draw:mirror-horizontal="false" draw:mirror-vertical="false" drawooo:sub-view-size="21600 21600" draw:text-areas="0 0 0 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87" draw:style-name="gr6" draw:text-style-name="P8" draw:layer="layout" svg:width="6.092cm" svg:height="3.298cm" svg:x="18.288cm" svg:y="8.89cm">
          <text:p text:style-name="P1"><text:span text:style-name="T2"/></text:p>
          <draw:enhanced-geometry draw:mirror-horizontal="false" draw:mirror-vertical="false" drawooo:sub-view-size="21600 21600" draw:text-areas="0 0 0 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88" draw:style-name="gr6" draw:text-style-name="P8" draw:layer="layout" svg:width="6.092cm" svg:height="3.298cm" svg:x="18.258cm" svg:y="0.871cm">
          <text:p text:style-name="P1"><text:span text:style-name="T2"/></text:p>
          <draw:enhanced-geometry draw:mirror-horizontal="false" draw:mirror-vertical="false" drawooo:sub-view-size="21600 21600" draw:text-areas="0 0 0 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89" draw:style-name="gr6" draw:text-style-name="P8" draw:layer="layout" svg:width="6.092cm" svg:height="3.298cm" svg:x="8.128cm" svg:y="8.128cm">
          <text:p text:style-name="P1"><text:span text:style-name="T2"/></text:p>
          <draw:enhanced-geometry draw:mirror-horizontal="false" draw:mirror-vertical="false" drawooo:sub-view-size="21600 21600" draw:text-areas="0 0 0 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0" draw:style-name="gr6" draw:text-style-name="P8" draw:layer="layout" svg:width="6.092cm" svg:height="3.298cm" svg:x="13.177cm" svg:y="7.136cm">
          <text:p text:style-name="P1"><text:span text:style-name="T2"/></text:p>
          <draw:enhanced-geometry draw:mirror-horizontal="false" draw:mirror-vertical="false" drawooo:sub-view-size="21600 21600" draw:text-areas="0 0 0 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1" draw:style-name="gr6" draw:text-style-name="P8" draw:layer="layout" svg:width="6.092cm" svg:height="3.298cm" svg:x="17.901cm" svg:y="5.402cm">
          <text:p text:style-name="P1"><text:span text:style-name="T2"/></text:p>
          <draw:enhanced-geometry draw:mirror-horizontal="false" draw:mirror-vertical="false" drawooo:sub-view-size="21600 21600" draw:text-areas="0 0 0 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2" draw:style-name="gr6" draw:text-style-name="P8" draw:layer="layout" svg:width="6.092cm" svg:height="3.298cm" svg:x="11.684cm" svg:y="10.414cm">
          <text:p text:style-name="P1"><text:span text:style-name="T2"/></text:p>
          <draw:enhanced-geometry draw:mirror-horizontal="false" draw:mirror-vertical="false" drawooo:sub-view-size="21600 21600" draw:text-areas="0 0 0 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3" draw:style-name="gr6" draw:text-style-name="P8" draw:layer="layout" svg:width="6.092cm" svg:height="3.298cm" svg:x="0.006cm" svg:y="9.214cm">
          <text:p text:style-name="P1"><text:span text:style-name="T2"/></text:p>
          <draw:enhanced-geometry draw:mirror-horizontal="false" draw:mirror-vertical="false" drawooo:sub-view-size="21600 21600" draw:text-areas="0 0 0 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4" draw:style-name="gr6" draw:text-style-name="P8" draw:layer="layout" svg:width="6.092cm" svg:height="3.298cm" svg:x="4.94cm" svg:y="10.855cm">
          <text:p text:style-name="P1"><text:span text:style-name="T2"/></text:p>
          <draw:enhanced-geometry draw:mirror-horizontal="false" draw:mirror-vertical="false" drawooo:sub-view-size="21600 21600" draw:text-areas="0 0 0 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5" draw:style-name="gr6" draw:text-style-name="P8" draw:layer="layout" svg:width="6.092cm" svg:height="3.298cm" svg:x="14.478cm" svg:y="3.556cm">
          <text:p text:style-name="P1"><text:span text:style-name="T2"/></text:p>
          <draw:enhanced-geometry draw:mirror-horizontal="false" draw:mirror-vertical="false" drawooo:sub-view-size="21600 21600" draw:text-areas="0 0 0 0" svg:viewBox="0 0 2193480 118764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6" draw:style-name="gr7" draw:text-style-name="P2" draw:layer="layout" svg:width="5.042cm" svg:height="2.653cm" svg:x="10.475cm" svg:y="4.164cm">
          <text:p text:style-name="P1"><text:span text:style-name="T2">License</text:span><text:span text:style-name="T2"><text:line-break/></text:span><text:span text:style-name="T2">Scanner</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7" draw:text-style-name="P2" draw:layer="layout" svg:width="3.082cm" svg:height="1.98cm" svg:x="15.824cm" svg:y="4.249cm">
          <text:p text:style-name="P1"><text:span text:style-name="T2">Product</text:span></text:p>
          <text:p text:style-name="P1"><text:span text:style-name="T2">Report</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7" draw:text-style-name="P2" draw:layer="layout" svg:width="3.756cm" svg:height="2.187cm" svg:x="19.459cm" svg:y="1.595cm">
          <text:p text:style-name="P1"><text:span text:style-name="T2">Snippet</text:span><text:span text:style-name="T2"><text:line-break/></text:span><text:span text:style-name="T2">Scan</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7" draw:text-style-name="P2" draw:layer="layout" svg:width="5.042cm" svg:height="2.653cm" svg:x="18.426cm" svg:y="6.028cm">
          <text:p text:style-name="P1"><text:span text:style-name="T2">Component</text:span><text:span text:style-name="T2"><text:line-break/></text:span><text:span text:style-name="T2">Scanner</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 draw:text-style-name="P2" draw:layer="layout" svg:width="4.132cm" svg:height="2.187cm" svg:x="14.293cm" svg:y="7.842cm">
          <text:p text:style-name="P1"><text:span text:style-name="T2">Disclosure</text:span><text:span text:style-name="T2"><text:line-break/></text:span><text:span text:style-name="T2">Document</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7" draw:text-style-name="P2" draw:layer="layout" svg:width="4.593cm" svg:height="2.327cm" svg:x="19.295cm" svg:y="9.558cm">
          <text:p text:style-name="P1"><text:span text:style-name="T2">Code</text:span><text:span text:style-name="T2"><text:line-break/></text:span><text:span text:style-name="T2">Scanner</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 draw:text-style-name="P2" draw:layer="layout" svg:width="4.593cm" svg:height="1.98cm" svg:x="12.557cm" svg:y="11.109cm">
          <text:p text:style-name="P1"><text:span text:style-name="T2">Compliance</text:span></text:p>
          <text:p text:style-name="P1"><text:span text:style-name="T2">Workflow</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7" draw:text-style-name="P2" draw:layer="layout" svg:width="4.471cm" svg:height="2.49cm" svg:x="9.148cm" svg:y="8.516cm">
          <text:p text:style-name="P1"><text:span text:style-name="T2">Binary</text:span><text:span text:style-name="T2"><text:line-break/></text:span><text:span text:style-name="T2">Scan</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7" draw:text-style-name="P2" draw:layer="layout" svg:width="4.327cm" svg:height="2.187cm" svg:x="5.697cm" svg:y="11.558cm">
          <text:p text:style-name="P1"><text:span text:style-name="T2">License</text:span><text:span text:style-name="T2"><text:line-break/></text:span><text:span text:style-name="T2">Analysis</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7" draw:text-style-name="P2" draw:layer="layout" svg:width="4.736cm" svg:height="2.49cm" svg:x="0.674cm" svg:y="9.639cm">
          <text:p text:style-name="P1"><text:span text:style-name="T2">Compliance</text:span></text:p>
          <text:p text:style-name="P1"><text:span text:style-name="T2">Workflow</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1" presentation:style-name="pr3" draw:text-style-name="P5" draw:layer="layout" svg:width="17.271cm" svg:height="12.572cm" svg:x="2.159cm" svg:y="13.271cm" presentation:class="notes" presentation:placeholder="true" presentation:user-transformed="true">
            <draw:text-box/>
          </draw:frame>
          <draw:page-thumbnail draw:name="Shape 182" draw:style-name="gr3" draw:layer="layout" svg:width="18.626cm" svg:height="10.477cm" svg:x="1.482cm" svg:y="2.095cm" draw:page-number="3" presentation:class="page"/>
        </presentation:notes>
      </draw:page>
      <draw:page draw:name="page4" draw:style-name="dp1" draw:master-page-name="FOUR_5f_OBJECTS" presentation:presentation-page-layout-name="AL1T18">
        <draw:custom-shape draw:name="Shape 210" draw:style-name="gr8" draw:text-style-name="P2" draw:layer="layout" svg:width="22.993cm" svg:height="7.339cm" svg:x="1.5cm" svg:y="3.154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5" draw:text-style-name="P2" draw:layer="layout" svg:width="22.853cm" svg:height="2.187cm" svg:x="1.27cm" svg:y="0.667cm">
          <text:p text:style-name="P1"><text:span text:style-name="T8">Software Situ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9" draw:text-style-name="P8" draw:layer="layout" svg:width="6.594cm" svg:height="7.194cm" svg:x="2.6cm" svg:y="4.2cm">
          <text:p text:style-name="P1"><text:span text:style-name="T2">Inbound</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10" draw:text-style-name="P10" draw:layer="layout" svg:width="6.594cm" svg:height="7.194cm" svg:x="9.8cm" svg:y="4.2cm">
          <text:p text:style-name="P1"><text:span text:style-name="T2">Own</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11" draw:text-style-name="P11" draw:layer="layout" svg:width="6.594cm" svg:height="7.194cm" svg:x="17cm" svg:y="4.2cm">
          <text:p text:style-name="P1"><text:span text:style-name="T2">Outbound</text:span><text:span text:style-name="T2"><text:line-break/></text:span><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7" presentation:style-name="pr4" draw:text-style-name="P5" draw:layer="layout" svg:width="17.271cm" svg:height="12.572cm" svg:x="2.159cm" svg:y="13.271cm" presentation:class="notes" presentation:placeholder="true" presentation:user-transformed="true">
            <draw:text-box/>
          </draw:frame>
          <draw:page-thumbnail draw:name="Shape 208" draw:style-name="gr3" draw:layer="layout" svg:width="18.626cm" svg:height="10.477cm" svg:x="1.482cm" svg:y="2.095cm" draw:page-number="4" presentation:class="page"/>
        </presentation:notes>
      </draw:page>
      <draw:page draw:name="page5" draw:style-name="dp1" draw:master-page-name="FOUR_5f_OBJECTS" presentation:presentation-page-layout-name="AL1T18">
        <draw:custom-shape draw:name="Shape 219" draw:style-name="gr8" draw:text-style-name="P2" draw:layer="layout" svg:width="22.993cm" svg:height="7.339cm" svg:x="1.5cm" svg:y="3.154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5" draw:text-style-name="P2" draw:layer="layout" svg:width="22.853cm" svg:height="2.187cm" svg:x="1.27cm" svg:y="0.667cm">
          <text:p text:style-name="P1"><text:span text:style-name="T8">Software Situation – What it 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9" draw:text-style-name="P8" draw:layer="layout" svg:width="6.594cm" svg:height="7.194cm" svg:x="2.6cm" svg:y="4.2cm">
          <text:p text:style-name="P1"><text:span text:style-name="T2">Inbound</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10" draw:text-style-name="P10" draw:layer="layout" svg:width="6.594cm" svg:height="7.194cm" svg:x="9.8cm" svg:y="4.2cm">
          <text:p text:style-name="P1"><text:span text:style-name="T2">Own</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1" draw:text-style-name="P11" draw:layer="layout" svg:width="6.594cm" svg:height="7.194cm" svg:x="17cm" svg:y="4.2cm">
          <text:p text:style-name="P1"><text:span text:style-name="T2">Outbound</text:span><text:span text:style-name="T2"><text:line-break/></text:span><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12" draw:text-style-name="P12" draw:layer="layout" svg:width="4.994cm" svg:height="3.194cm" svg:x="4.8cm" svg:y="9.2cm">
          <text:p text:style-name="P1"><text:span text:style-name="T2">3</text:span><text:span text:style-name="T10">rd</text:span><text:span text:style-name="T2"> Party SW:</text:span><text:span text:style-name="T2"><text:line-break/></text:span><text:span text:style-name="T2">OSS, Free</text:span></text:p>
          <text:p text:style-name="P1"><text:span text:style-name="T2">Proprietary, ...</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25" draw:style-name="gr12" draw:text-style-name="P12" draw:layer="layout" svg:width="4.994cm" svg:height="3.194cm" svg:x="12cm" svg:y="9.2cm">
          <text:p text:style-name="P1"><text:span text:style-name="T2">Your</text:span><text:span text:style-name="T2"><text:line-break/></text:span><text:span text:style-name="T2">Development</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26" draw:style-name="gr12" draw:text-style-name="P12" draw:layer="layout" svg:width="4.994cm" svg:height="3.394cm" svg:x="19.4cm" svg:y="9cm">
          <text:p text:style-name="P1"><text:span text:style-name="T2">Your</text:span><text:span text:style-name="T2"><text:line-break/></text:span><text:span text:style-name="T2">Delivery:</text:span></text:p>
          <text:p text:style-name="P1"><text:span text:style-name="T2">3</text:span><text:span text:style-name="T10">rd</text:span><text:span text:style-name="T2"> Party +</text:span><text:span text:style-name="T2"><text:line-break/></text:span><text:span text:style-name="T2">Your Software</text:span></text:p>
          <draw:enhanced-geometry draw:mirror-horizontal="false" draw:mirror-vertical="false" draw:text-areas="?f38 ?f38 ?f39 ?f40" svg:viewBox="0 0 0 0" draw:type="ooxml-wedgeRoundRectCallout" draw:modifiers="-33967 -624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216" presentation:style-name="pr5" draw:text-style-name="P5" draw:layer="layout" svg:width="17.271cm" svg:height="12.572cm" svg:x="2.159cm" svg:y="13.271cm" presentation:class="notes" presentation:placeholder="true" presentation:user-transformed="true">
            <draw:text-box/>
          </draw:frame>
          <draw:page-thumbnail draw:name="Shape 217" draw:style-name="gr3" draw:layer="layout" svg:width="18.626cm" svg:height="10.477cm" svg:x="1.482cm" svg:y="2.095cm" draw:page-number="5" presentation:class="page"/>
        </presentation:notes>
      </draw:page>
      <draw:page draw:name="page6" draw:style-name="dp1" draw:master-page-name="FOUR_5f_OBJECTS" presentation:presentation-page-layout-name="AL1T18">
        <draw:custom-shape draw:name="Shape 231" draw:style-name="gr8" draw:text-style-name="P2" draw:layer="layout" svg:width="22.993cm" svg:height="7.339cm" svg:x="1.074cm" svg:y="4.113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5" draw:text-style-name="P2" draw:layer="layout" svg:width="22.853cm" svg:height="2.187cm" svg:x="1.43cm" svg:y="0.374cm">
          <text:p text:style-name="P1"><text:span text:style-name="T8">OSS License Compliance from 10k Fe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13" draw:text-style-name="P8" draw:layer="layout" svg:width="6.594cm" svg:height="7.194cm" svg:x="2.6cm" svg:y="4.2cm">
          <text:p text:style-name="P1"><text:span text:style-name="T2">Inbound</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4" draw:text-style-name="P10" draw:layer="layout" svg:width="6.594cm" svg:height="7.194cm" svg:x="9.8cm" svg:y="4.2cm">
          <text:p text:style-name="P1"><text:span text:style-name="T2">Own</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15" draw:text-style-name="P11" draw:layer="layout" svg:width="6.594cm" svg:height="7.194cm" svg:x="16.94cm" svg:y="4.14cm">
          <text:p text:style-name="P1"><text:span text:style-name="T2">Outbound</text:span><text:span text:style-name="T2"><text:line-break/></text:span><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16" draw:text-style-name="P13" draw:layer="layout" svg:width="2.194cm" svg:height="2.594cm" svg:x="-5cm" svg:y="-5.8cm">
          <text:p text:style-name="P9"><text:span text:style-name="T9"/></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37" draw:style-name="gr17" draw:text-style-name="P14" draw:layer="layout" svg:width="4.594cm" svg:height="4.194cm" svg:x="18cm" svg:y="6.6cm">
          <text:p text:style-name="P1"><text:span text:style-name="T2">Meeting</text:span><text:span text:style-name="T2"><text:line-break/></text:span><text:span text:style-name="T2">Obligations,</text:span></text:p>
          <text:p text:style-name="P1"><text:span text:style-name="T2">Reporting acc.</text:span><text:span text:style-name="T2"><text:line-break/></text:span><text:span text:style-name="T2">to 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38" draw:style-name="gr17" draw:text-style-name="P14" draw:layer="layout" svg:width="4.594cm" svg:height="4.194cm" svg:x="10.8cm" svg:y="6.6cm">
          <text:p text:style-name="P1"><text:span text:style-name="T2">Quality</text:span><text:span text:style-name="T2"><text:line-break/></text:span><text:span text:style-name="T2">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39" draw:style-name="gr17" draw:text-style-name="P14" draw:layer="layout" svg:width="4.594cm" svg:height="4.194cm" svg:x="3.6cm" svg:y="6.746cm">
          <text:p text:style-name="P1"><text:span text:style-name="T2">Reporting</text:span><text:span text:style-name="T2"><text:line-break/></text:span><text:span text:style-name="T2">According to</text:span><text:span text:style-name="T2"><text:line-break/></text:span><text:span text:style-name="T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228" presentation:style-name="pr6" draw:text-style-name="P5" draw:layer="layout" svg:width="17.271cm" svg:height="12.572cm" svg:x="2.159cm" svg:y="13.271cm" presentation:class="notes" presentation:placeholder="true" presentation:user-transformed="true">
            <draw:text-box/>
          </draw:frame>
          <draw:page-thumbnail draw:name="Shape 229" draw:style-name="gr3" draw:layer="layout" svg:width="18.626cm" svg:height="10.477cm" svg:x="1.482cm" svg:y="2.095cm" draw:page-number="6" presentation:class="page"/>
        </presentation:notes>
      </draw:page>
      <draw:page draw:name="page7" draw:style-name="dp1" draw:master-page-name="FOUR_5f_OBJECTS" presentation:presentation-page-layout-name="AL1T18">
        <draw:custom-shape draw:name="Shape 244" draw:style-name="gr8" draw:text-style-name="P2" draw:layer="layout" svg:width="22.993cm" svg:height="7.339cm" svg:x="1.074cm" svg:y="4.113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5" draw:text-style-name="P2" draw:layer="layout" svg:width="22.853cm" svg:height="2.187cm" svg:x="1.43cm" svg:y="0.374cm">
          <text:p text:style-name="P1"><text:span text:style-name="T8">Again What this 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13" draw:text-style-name="P8" draw:layer="layout" svg:width="6.594cm" svg:height="7.194cm" svg:x="2.6cm" svg:y="4.2cm">
          <text:p text:style-name="P1"><text:span text:style-name="T2">Inbound</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14" draw:text-style-name="P10" draw:layer="layout" svg:width="6.594cm" svg:height="7.194cm" svg:x="9.8cm" svg:y="4.2cm">
          <text:p text:style-name="P1"><text:span text:style-name="T2">Own</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15" draw:text-style-name="P11" draw:layer="layout" svg:width="6.594cm" svg:height="7.194cm" svg:x="16.94cm" svg:y="4.14cm">
          <text:p text:style-name="P1"><text:span text:style-name="T2">Outbound</text:span><text:span text:style-name="T2"><text:line-break/></text:span><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16" draw:text-style-name="P13" draw:layer="layout" svg:width="2.194cm" svg:height="2.594cm" svg:x="-5cm" svg:y="-5.8cm">
          <text:p text:style-name="P9"><text:span text:style-name="T9"/></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0" draw:style-name="gr17" draw:text-style-name="P14" draw:layer="layout" svg:width="4.594cm" svg:height="4.194cm" svg:x="18cm" svg:y="6.6cm">
          <text:p text:style-name="P1"><text:span text:style-name="T2">Reporting</text:span><text:span text:style-name="T2"><text:line-break/></text:span><text:span text:style-name="T2">According to</text:span><text:span text:style-name="T2"><text:line-break/></text:span><text:span text:style-name="T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1" draw:style-name="gr17" draw:text-style-name="P14" draw:layer="layout" svg:width="4.594cm" svg:height="4.194cm" svg:x="10.8cm" svg:y="6.6cm">
          <text:p text:style-name="P1"><text:span text:style-name="T2">Quality</text:span><text:span text:style-name="T2"><text:line-break/></text:span><text:span text:style-name="T2">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2" draw:style-name="gr17" draw:text-style-name="P14" draw:layer="layout" svg:width="4.594cm" svg:height="4.194cm" svg:x="3.6cm" svg:y="6.746cm">
          <text:p text:style-name="P1"><text:span text:style-name="T2">Reporting</text:span><text:span text:style-name="T2"><text:line-break/></text:span><text:span text:style-name="T2">According to</text:span><text:span text:style-name="T2"><text:line-break/></text:span><text:span text:style-name="T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3" draw:style-name="gr12" draw:text-style-name="P12" draw:layer="layout" svg:width="5.387cm" svg:height="3.194cm" svg:x="4.407cm" svg:y="8.989cm">
          <text:p text:style-name="P1"><text:span text:style-name="T2">Documentation</text:span><text:span text:style-name="T2"><text:line-break/></text:span><text:span text:style-name="T2">according</text:span></text:p>
          <text:p text:style-name="P1"><text:span text:style-name="T2">to actual situation</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54" draw:style-name="gr12" draw:text-style-name="P12" draw:layer="layout" svg:width="4.994cm" svg:height="3.194cm" svg:x="12.001cm" svg:y="8.989cm">
          <text:p text:style-name="P1"><text:span text:style-name="T2">Hopefully Yours</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55" draw:style-name="gr12" draw:text-style-name="P12" draw:layer="layout" svg:width="5.387cm" svg:height="3.394cm" svg:x="19.008cm" svg:y="8.789cm">
          <text:p text:style-name="P1"><text:span text:style-name="T2">Understand what</text:span><text:span text:style-name="T2"><text:line-break/></text:span><text:span text:style-name="T2">you deliver and</text:span><text:span text:style-name="T2"><text:line-break/></text:span><text:span text:style-name="T2">act accordingly</text:span></text:p>
          <draw:enhanced-geometry draw:mirror-horizontal="false" draw:mirror-vertical="false" draw:text-areas="?f38 ?f38 ?f39 ?f40" svg:viewBox="0 0 0 0" draw:type="ooxml-wedgeRoundRectCallout" draw:modifiers="-33967 -624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241" presentation:style-name="pr7" draw:text-style-name="P5" draw:layer="layout" svg:width="17.271cm" svg:height="12.572cm" svg:x="2.159cm" svg:y="13.271cm" presentation:class="notes" presentation:placeholder="true" presentation:user-transformed="true">
            <draw:text-box/>
          </draw:frame>
          <draw:page-thumbnail draw:name="Shape 242" draw:style-name="gr3" draw:layer="layout" svg:width="18.626cm" svg:height="10.477cm" svg:x="1.482cm" svg:y="2.095cm" draw:page-number="7" presentation:class="page"/>
        </presentation:notes>
      </draw:page>
      <draw:page draw:name="page8" draw:style-name="dp1" draw:master-page-name="FOUR_5f_OBJECTS" presentation:presentation-page-layout-name="AL1T18">
        <draw:custom-shape draw:name="Shape 260" draw:style-name="gr8" draw:text-style-name="P2" draw:layer="layout" svg:width="22.993cm" svg:height="7.339cm" svg:x="1.074cm" svg:y="4.113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5" draw:text-style-name="P2" draw:layer="layout" svg:width="22.853cm" svg:height="2.187cm" svg:x="1.43cm" svg:y="0.374cm">
          <text:p text:style-name="P1"><text:span text:style-name="T8">Part I: Analysing In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18" draw:text-style-name="P12" draw:layer="layout" svg:width="6.594cm" svg:height="7.194cm" svg:x="2.6cm" svg:y="4.2cm">
          <text:p text:style-name="P1"><text:span text:style-name="T2">Inbound</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14" draw:text-style-name="P10" draw:layer="layout" svg:width="6.594cm" svg:height="7.194cm" svg:x="9.8cm" svg:y="4.2cm">
          <text:p text:style-name="P1"><text:span text:style-name="T2">Own</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15" draw:text-style-name="P11" draw:layer="layout" svg:width="6.594cm" svg:height="7.194cm" svg:x="16.94cm" svg:y="4.14cm">
          <text:p text:style-name="P1"><text:span text:style-name="T2">Outbound</text:span><text:span text:style-name="T2"><text:line-break/></text:span><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16" draw:text-style-name="P13" draw:layer="layout" svg:width="2.194cm" svg:height="2.594cm" svg:x="-5cm" svg:y="-5.8cm">
          <text:p text:style-name="P9"><text:span text:style-name="T9"/></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66" draw:style-name="gr17" draw:text-style-name="P14" draw:layer="layout" svg:width="4.594cm" svg:height="4.194cm" svg:x="18cm" svg:y="6.6cm">
          <text:p text:style-name="P1"><text:span text:style-name="T2">Meeting</text:span><text:span text:style-name="T2"><text:line-break/></text:span><text:span text:style-name="T2">Obligations,</text:span></text:p>
          <text:p text:style-name="P1"><text:span text:style-name="T2">Reporting acc.</text:span><text:span text:style-name="T2"><text:line-break/></text:span><text:span text:style-name="T2">to 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67" draw:style-name="gr17" draw:text-style-name="P14" draw:layer="layout" svg:width="4.594cm" svg:height="4.194cm" svg:x="10.8cm" svg:y="6.6cm">
          <text:p text:style-name="P1"><text:span text:style-name="T2">Quality</text:span><text:span text:style-name="T2"><text:line-break/></text:span><text:span text:style-name="T2">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68" draw:style-name="gr17" draw:text-style-name="P14" draw:layer="layout" svg:width="4.594cm" svg:height="4.194cm" svg:x="3.6cm" svg:y="6.746cm">
          <text:p text:style-name="P1"><text:span text:style-name="T2">Reporting</text:span><text:span text:style-name="T2"><text:line-break/></text:span><text:span text:style-name="T2">According to</text:span><text:span text:style-name="T2"><text:line-break/></text:span><text:span text:style-name="T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257" presentation:style-name="pr8" draw:text-style-name="P5" draw:layer="layout" svg:width="17.271cm" svg:height="12.572cm" svg:x="2.159cm" svg:y="13.271cm" presentation:class="notes" presentation:placeholder="true" presentation:user-transformed="true">
            <draw:text-box/>
          </draw:frame>
          <draw:page-thumbnail draw:name="Shape 258" draw:style-name="gr3" draw:layer="layout" svg:width="18.626cm" svg:height="10.477cm" svg:x="1.482cm" svg:y="2.095cm" draw:page-number="8" presentation:class="page"/>
        </presentation:notes>
      </draw:page>
      <draw:page draw:name="page9" draw:style-name="dp1" draw:master-page-name="FOUR_5f_OBJECTS" presentation:presentation-page-layout-name="AL1T18">
        <draw:custom-shape draw:name="Shape 273" draw:style-name="gr4" draw:text-style-name="P2" draw:layer="layout" svg:width="22.993cm" svg:height="9.368cm" svg:x="1.5cm" svg:y="3.375cm">
          <text:list text:style-name="L4">
            <text:list-item>
              <text:p text:style-name="P6"><text:span text:style-name="T6">Determining which software is used (commercial + OSS actually)</text:span></text:p>
            </text:list-item>
          </text:list>
          <text:list text:style-name="L5">
            <text:list-item>
              <text:list>
                <text:list-item>
                  <text:p text:style-name="P6"><text:span text:style-name="T6">Because commercial software can contain OSS as well!</text:span></text:p>
                </text:list-item>
              </text:list>
            </text:list-item>
            <text:list-item>
              <text:p text:style-name="P6"><text:span text:style-name="T6">OSS components involved and their involved licensing</text:span></text:p>
            </text:list-item>
            <text:list-item>
              <text:p text:style-name="P6"><text:span text:style-name="T6">Identifying licenses</text:span></text:p>
            </text:list-item>
            <text:list-item>
              <text:p text:style-name="P6"><text:span text:style-name="T6">Identifying authorships and copyrights</text:span></text:p>
            </text:list-item>
            <text:list-item>
              <text:p text:style-name="P6"><text:span text:style-name="T6">Determining any further points from licensing oblig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5" draw:text-style-name="P2" draw:layer="layout" svg:width="22.853cm" svg:height="2.187cm" svg:x="1.27cm" svg:y="0.667cm">
          <text:p text:style-name="P1"><text:span text:style-name="T8">Understanding In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70" presentation:style-name="pr9" draw:text-style-name="P5" draw:layer="layout" svg:width="17.271cm" svg:height="12.572cm" svg:x="2.159cm" svg:y="13.271cm" presentation:class="notes" presentation:placeholder="true" presentation:user-transformed="true">
            <draw:text-box/>
          </draw:frame>
          <draw:page-thumbnail draw:name="Shape 271" draw:style-name="gr3" draw:layer="layout" svg:width="18.626cm" svg:height="10.477cm" svg:x="1.482cm" svg:y="2.095cm" draw:page-number="9" presentation:class="page"/>
        </presentation:notes>
      </draw:page>
      <draw:page draw:name="page10" draw:style-name="dp1" draw:master-page-name="FOUR_5f_OBJECTS" presentation:presentation-page-layout-name="AL1T18">
        <draw:custom-shape draw:name="Shape 279" draw:style-name="gr4" draw:text-style-name="P2" draw:layer="layout" svg:width="22.993cm" svg:height="9.368cm" svg:x="1.5cm" svg:y="3.375cm">
          <text:list text:style-name="L4">
            <text:list-item>
              <text:p text:style-name="P6"><text:span text:style-name="T6">Depends on the software technology used</text:span></text:p>
            </text:list-item>
            <text:list-item>
              <text:p text:style-name="P6"><text:span text:style-name="T6">Modern software projects use dependency management</text:span></text:p>
            </text:list-item>
          </text:list>
          <text:list text:style-name="L6">
            <text:list-item>
              <text:list>
                <text:list-item>
                  <text:p text:style-name="P6"><text:span text:style-name="T6">Declaration of imports, dependencies, used libraries, etc.</text:span></text:p>
                </text:list-item>
                <text:list-item>
                  <text:p text:style-name="P6"><text:span text:style-name="T6">Defined dependencies can be extracted</text:span></text:p>
                </text:list-item>
                <text:list-item>
                  <text:p text:style-name="P6"><text:span text:style-name="T6">In some cases for OSS, used component source code can be extracted</text:span></text:p>
                </text:list-item>
              </text:list>
            </text:list-item>
            <text:list-item>
              <text:p text:style-name="P6"><text:span text:style-name="T6">However, involved software can be also in form of binaries</text:span></text:p>
            </text:list-item>
          </text:list>
          <text:list text:style-name="L7">
            <text:list-item>
              <text:list>
                <text:list-item>
                  <text:p text:style-name="P6"><text:span text:style-name="T6">Origin and contents of binaries must be determined</text:span></text:p>
                </text:list-item>
              </text:list>
            </text:list-item>
            <text:list-item>
              <text:p text:style-name="P6"><text:span text:style-name="T6">“</text:span><text:span text:style-name="T6">Manual dependencies”: commercial software add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5" draw:text-style-name="P2" draw:layer="layout" svg:width="22.853cm" svg:height="2.187cm" svg:x="1.27cm" svg:y="0.667cm">
          <text:p text:style-name="P1"><text:span text:style-name="T8">How to Understand What is In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76" presentation:style-name="pr10" draw:text-style-name="P5" draw:layer="layout" svg:width="17.271cm" svg:height="12.572cm" svg:x="2.159cm" svg:y="13.271cm" presentation:class="notes" presentation:placeholder="true" presentation:user-transformed="true">
            <draw:text-box/>
          </draw:frame>
          <draw:page-thumbnail draw:name="Shape 277" draw:style-name="gr3" draw:layer="layout" svg:width="18.626cm" svg:height="10.477cm" svg:x="1.482cm" svg:y="2.095cm" draw:page-number="10" presentation:class="page"/>
        </presentation:notes>
      </draw:page>
      <draw:page draw:name="page11" draw:style-name="dp1" draw:master-page-name="FOUR_5f_OBJECTS" presentation:presentation-page-layout-name="AL1T18">
        <draw:custom-shape draw:name="Shape 285" draw:style-name="gr4" draw:text-style-name="P2" draw:layer="layout" svg:width="22.993cm" svg:height="9.368cm" svg:x="1.5cm" svg:y="3.375cm">
          <text:list text:style-name="L4">
            <text:list-item>
              <text:p text:style-name="P6"><text:span text:style-name="T6">License, copying or notice document provided along with software</text:span></text:p>
            </text:list-item>
            <text:list-item>
              <text:p text:style-name="P6"><text:span text:style-name="T6">At infrastructure, home page or project pages</text:span></text:p>
            </text:list-item>
          </text:list>
          <text:list text:style-name="L5">
            <text:list-item>
              <text:list>
                <text:list-item>
                  <text:p text:style-name="P6"><text:span text:style-name="T6">e.g. Github or Sourceforge metadata</text:span></text:p>
                </text:list-item>
              </text:list>
            </text:list-item>
            <text:list-item>
              <text:p text:style-name="P6"><text:span text:style-name="T6">Project definition file</text:span></text:p>
              <text:list>
                <text:list-item>
                  <text:p text:style-name="P6"><text:span text:style-name="T6">e.g. in Java pom.xml</text:span></text:p>
                </text:list-item>
              </text:list>
            </text:list-item>
            <text:list-item>
              <text:p text:style-name="P6"><text:span text:style-name="T6">Already provided license info</text:span></text:p>
            </text:list-item>
          </text:list>
          <text:list text:style-name="L8">
            <text:list-item>
              <text:list>
                <text:list-item>
                  <text:p text:style-name="P6"><text:span text:style-name="T6">e.g debian-copyright or SPDX documenta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5" draw:text-style-name="P2" draw:layer="layout" svg:width="22.853cm" svg:height="2.187cm" svg:x="1.27cm" svg:y="0.667cm">
          <text:p text:style-name="P1"><text:span text:style-name="T8">Identifying Licensing within</text:span><text:span text:style-name="T8"><text:line-break/></text:span><text:span text:style-name="T8">Inbound Software:</text:span><text:span text:style-name="T2"> </text:span><text:span text:style-name="T8">Easy 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2" presentation:style-name="pr11" draw:text-style-name="P5" draw:layer="layout" svg:width="17.271cm" svg:height="12.572cm" svg:x="2.159cm" svg:y="13.271cm" presentation:class="notes" presentation:placeholder="true" presentation:user-transformed="true">
            <draw:text-box/>
          </draw:frame>
          <draw:page-thumbnail draw:name="Shape 283" draw:style-name="gr3" draw:layer="layout" svg:width="18.626cm" svg:height="10.477cm" svg:x="1.482cm" svg:y="2.095cm" draw:page-number="11" presentation:class="page"/>
        </presentation:notes>
      </draw:page>
      <draw:page draw:name="page12" draw:style-name="dp1" draw:master-page-name="FOUR_5f_OBJECTS" presentation:presentation-page-layout-name="AL1T18">
        <draw:custom-shape draw:name="Shape 291" draw:style-name="gr4" draw:text-style-name="P2" draw:layer="layout" svg:width="22.993cm" svg:height="9.368cm" svg:x="1.5cm" svg:y="3.375cm">
          <text:list text:style-name="L4">
            <text:list-item>
              <text:p text:style-name="P6"><text:span text:style-name="T6">License proliferation</text:span></text:p>
            </text:list-item>
          </text:list>
          <text:list text:style-name="L8">
            <text:list-item>
              <text:list>
                <text:list-item>
                  <text:p text:style-name="P6"><text:span text:style-name="T6">About 350 „main“ licenses exist</text:span></text:p>
                </text:list-item>
                <text:list-item>
                  <text:p text:style-name="P6"><text:span text:style-name="T6">A lot more out there</text:span></text:p>
                </text:list-item>
                <text:list-item>
                  <text:p text:style-name="P6"><text:span text:style-name="T6">Existing licenses come at new versions </text:span></text:p>
                </text:list-item>
              </text:list>
            </text:list-item>
            <text:list-item>
              <text:p text:style-name="P6"><text:span text:style-name="T6">Licenses in different languages (the French CeCILL) </text:span></text:p>
            </text:list-item>
            <text:list-item>
              <text:p text:style-name="P6"><text:span text:style-name="T6">License obligations must be understood</text:span></text:p>
            </text:list-item>
            <text:list-item>
              <text:p text:style-name="P6"><text:span text:style-name="T6">Commercial licenses such as an EULA lack standardiz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5" draw:text-style-name="P2" draw:layer="layout" svg:width="22.853cm" svg:height="2.187cm" svg:x="1.27cm" svg:y="0.667cm">
          <text:p text:style-name="P1"><text:span text:style-name="T8">Identifying Licenses whithin</text:span></text:p>
          <text:p text:style-name="P1"><text:span text:style-name="T8">Inbound Software:</text:span><text:span text:style-name="T2"> </text:span><text:span text:style-name="T8">The Problem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8" presentation:style-name="pr12" draw:text-style-name="P5" draw:layer="layout" svg:width="17.271cm" svg:height="12.572cm" svg:x="2.159cm" svg:y="13.271cm" presentation:class="notes" presentation:placeholder="true" presentation:user-transformed="true">
            <draw:text-box/>
          </draw:frame>
          <draw:page-thumbnail draw:name="Shape 289" draw:style-name="gr3" draw:layer="layout" svg:width="18.626cm" svg:height="10.477cm" svg:x="1.482cm" svg:y="2.095cm" draw:page-number="12" presentation:class="page"/>
        </presentation:notes>
      </draw:page>
      <draw:page draw:name="page13" draw:style-name="dp1" draw:master-page-name="FOUR_5f_OBJECTS" presentation:presentation-page-layout-name="AL1T18">
        <draw:custom-shape draw:name="Shape 297" draw:style-name="gr4" draw:text-style-name="P2" draw:layer="layout" svg:width="22.993cm" svg:height="9.368cm" svg:x="1.5cm" svg:y="3.375cm">
          <text:list text:style-name="L4">
            <text:list-item>
              <text:p text:style-name="P6"><text:span text:style-name="T6">OSS = reuse</text:span></text:p>
            </text:list-item>
          </text:list>
          <text:list text:style-name="L8">
            <text:list-item>
              <text:list>
                <text:list-item>
                  <text:p text:style-name="P6"><text:span text:style-name="T6">OSS components are not (always) homogeneous</text:span></text:p>
                </text:list-item>
                <text:list-item>
                  <text:p text:style-name="P6"><text:span text:style-name="T6">If OSS exists, pull it from elsewhere</text:span></text:p>
                </text:list-item>
                <text:list-item>
                  <text:p text:style-name="P6"><text:span text:style-name="T6">Code from many sources, different licensing</text:span></text:p>
                </text:list-item>
              </text:list>
            </text:list-item>
            <text:list-item>
              <text:p text:style-name="P6"><text:span text:style-name="T6">Main license does not apply to all contents</text:span></text:p>
              <text:list>
                <text:list-item>
                  <text:p text:style-name="P6"><text:span text:style-name="T6">If project does not enforce common licensing for all contributions</text:span></text:p>
                </text:list-item>
                <text:list-item>
                  <text:p text:style-name="P6"><text:span text:style-name="T6">CLA: contributor license agreemen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5" draw:text-style-name="P2" draw:layer="layout" svg:width="22.853cm" svg:height="2.187cm" svg:x="1.27cm" svg:y="1.016cm">
          <text:p text:style-name="P1"><text:span text:style-name="T8">Identifying Licenses within</text:span><text:span text:style-name="T8"><text:line-break/></text:span><text:span text:style-name="T8">Inbound Software: The Proble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4" presentation:style-name="pr13" draw:text-style-name="P5" draw:layer="layout" svg:width="17.271cm" svg:height="12.572cm" svg:x="2.159cm" svg:y="13.271cm" presentation:class="notes" presentation:placeholder="true" presentation:user-transformed="true">
            <draw:text-box/>
          </draw:frame>
          <draw:page-thumbnail draw:name="Shape 295" draw:style-name="gr3" draw:layer="layout" svg:width="18.626cm" svg:height="10.477cm" svg:x="1.482cm" svg:y="2.095cm" draw:page-number="13" presentation:class="page"/>
        </presentation:notes>
      </draw:page>
      <draw:page draw:name="page14" draw:style-name="dp1" draw:master-page-name="FOUR_5f_OBJECTS" presentation:presentation-page-layout-name="AL1T18">
        <draw:custom-shape draw:name="Shape 303" draw:style-name="gr4" draw:text-style-name="P2" draw:layer="layout" svg:width="22.993cm" svg:height="9.368cm" svg:x="1.5cm" svg:y="3.375cm">
          <text:p text:style-name="P9"><text:span text:style-name="T11">Identifying license statements is not straightforwar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5" draw:text-style-name="P2" draw:layer="layout" svg:width="22.853cm" svg:height="2.187cm" svg:x="1.27cm" svg:y="0.667cm">
          <text:p text:style-name="P1"><text:span text:style-name="T8">Identifying Licenses: The Fu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4" draw:text-style-name="P2" draw:layer="layout" svg:width="10.778cm" svg:height="7.041cm" svg:x="1.62cm" svg:y="4.806cm">
          <text:p text:style-name="P9"><text:span text:style-name="T12"><text:s/></text:span><text:span text:style-name="T12">* See README and </text:span><text:span text:style-name="T13">LICENS</text:span><text:span text:style-name="T12">E files in bz/ directory</text:span><text:span text:style-name="T2"><text:line-break/></text:span><text:span text:style-name="T12"> * for more information</text:span></text:p>
          <text:p text:style-name="P9"><text:span text:style-name="T12"><text:s/></text:span><text:span text:style-name="T12">* about bzip2 library code.</text:span></text:p>
          <text:p text:style-name="P9"><text:span text:style-name="T12"><text:s/></text:span><text:span text:style-name="T12">*/</text:span></text:p>
          <text:p text:style-name="P9"><text:span text:style-name="T12">---</text:span></text:p>
          <text:p text:style-name="P9"><text:span text:style-name="T12">This file is part of Jam - see jam.</text:span><text:span text:style-name="T13">c </text:span><text:span text:style-name="T12">for </text:span><text:span text:style-name="T13">Copyright</text:span><text:span text:style-name="T12"> information.</text:span></text:p>
          <text:p text:style-name="P9"><text:span text:style-name="T12">---</text:span></text:p>
          <text:p text:style-name="P9"><text:span text:style-name="T12"><text:s/></text:span><text:span text:style-name="T12">* See </text:span><text:span text:style-name="T13">LICENS</text:span><text:span text:style-name="T12">E.qla2xxx for </text:span><text:span text:style-name="T13">copyright</text:span><text:span text:style-name="T12"> and </text:span><text:span text:style-name="T13">licens</text:span><text:span text:style-name="T12">ing details.</text:span></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4" draw:text-style-name="P2" draw:layer="layout" svg:width="11.005cm" svg:height="7.041cm" svg:x="13.25cm" svg:y="4.806cm">
          <text:p text:style-name="P9"><text:span text:style-name="T12">/* </text:span><text:span text:style-name="T13">Licens</text:span><text:span text:style-name="T12">ing details are in the COPYING</text:span></text:p>
          <text:p text:style-name="P9"><text:span text:style-name="T12"><text:s text:c="3"/></text:span><text:span text:style-name="T12">file accompanying popt source </text:span><text:span text:style-name="T13">distribut</text:span><text:span text:style-name="T12">ions, available from </text:span></text:p>
          <text:p text:style-name="P9"><text:span text:style-name="T12"><text:s text:c="3"/></text:span><text:span text:style-name="T12">ftp://ftp.rpm.org/pub/rpm/dist. */</text:span></text:p>
          <text:p text:style-name="P9"><text:span text:style-name="T12">---</text:span></text:p>
          <text:p text:style-name="P9"><text:span text:style-name="T13">Copyright</text:span><text:span text:style-name="T12"> </text:span><text:span text:style-name="T13">(c)</text:span><text:span text:style-name="T12"> Insight Software Consortium. All rights reserved.</text:span></text:p>
          <text:p text:style-name="P9"><text:span text:style-name="T12">See ITK</text:span><text:span text:style-name="T13">Copyright</text:span><text:span text:style-name="T12">.txt or http://www.itk.org/HTML/</text:span><text:span text:style-name="T13">Copyright</text:span><text:span text:style-name="T12">.htm for details.</text:span></text:p>
          <text:p text:style-name="P9"><text:span text:style-name="T12">---</text:span></text:p>
          <text:p text:style-name="P9"><text:span text:style-name="T12"><text:s/></text:span><text:span text:style-name="T12">* See wps_upnp.</text:span><text:span text:style-name="T13">c </text:span><text:span text:style-name="T12">for more details on </text:span><text:span text:style-name="T13">licens</text:span><text:span text:style-name="T12">ing and code 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00" presentation:style-name="pr14" draw:text-style-name="P5" draw:layer="layout" svg:width="17.271cm" svg:height="12.572cm" svg:x="2.159cm" svg:y="13.271cm" presentation:class="notes" presentation:placeholder="true" presentation:user-transformed="true">
            <draw:text-box/>
          </draw:frame>
          <draw:page-thumbnail draw:name="Shape 301" draw:style-name="gr3" draw:layer="layout" svg:width="18.626cm" svg:height="10.477cm" svg:x="1.482cm" svg:y="2.095cm" draw:page-number="14" presentation:class="page"/>
        </presentation:notes>
      </draw:page>
      <draw:page draw:name="page15" draw:style-name="dp1" draw:master-page-name="FOUR_5f_OBJECTS" presentation:presentation-page-layout-name="AL1T18">
        <draw:custom-shape draw:name="Shape 311" draw:style-name="gr4" draw:text-style-name="P2" draw:layer="layout" svg:width="22.993cm" svg:height="9.368cm" svg:x="1.5cm" svg:y="3.375cm">
          <text:p text:style-name="P9"><text:span text:style-name="T11">… </text:span><text:span text:style-name="T11">or just very difficult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5" draw:text-style-name="P2" draw:layer="layout" svg:width="22.853cm" svg:height="2.187cm" svg:x="1.27cm" svg:y="0.667cm">
          <text:p text:style-name="P1"><text:span text:style-name="T8">Identifying Licenses: The Fu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4" draw:text-style-name="P2" draw:layer="layout" svg:width="22.508cm" svg:height="7.041cm" svg:x="1.366cm" svg:y="5.334cm">
          <text:p text:style-name="P9"><text:span text:style-name="T14"><text:s/></text:span><text:span text:style-name="T12">* Copyright (c) 1998-1999 Some Company, Inc. All Rights Reserved.</text:span></text:p>
          <text:p text:style-name="P9"><text:span text:style-name="T12"><text:s/></text:span><text:span text:style-name="T12">* </text:span></text:p>
          <text:p text:style-name="P9"><text:span text:style-name="T12"><text:s/></text:span><text:span text:style-name="T12">* This software is the confidential and proprietary information of Some</text:span></text:p>
          <text:p text:style-name="P9"><text:span text:style-name="T12"><text:s/></text:span><text:span text:style-name="T12">* Company, Inc. ("Confidential Information"). <text:s/>You shall not</text:span></text:p>
          <text:p text:style-name="P9"><text:span text:style-name="T12"><text:s/></text:span><text:span text:style-name="T12">* disclose such Confidential Information and shall use it only in</text:span></text:p>
          <text:p text:style-name="P9"><text:span text:style-name="T12"><text:s/></text:span><text:span text:style-name="T12">* accordance with the terms of the license agreement you entered into</text:span></text:p>
          <text:p text:style-name="P9"><text:span text:style-name="T12"><text:s/></text:span><text:span text:style-name="T12">* with Some Company.</text:span></text:p>
          <text:p text:style-name="P9"><text:span text:style-name="T12"><text:s/></text:span><text:span text:style-name="T12">* </text:span></text:p>
          <text:p text:style-name="P9"><text:span text:style-name="T12"><text:s/></text:span><text:span text:style-name="T12">* Some Company <text:s/>MAKES NO REPRESENTATIONS</text:span><text:span text:style-name="T2"><text:line-break/></text:span><text:span text:style-name="T12"> * OR WARRANTIES ABOUT THE SUITABILITY OF THE</text:span></text:p>
          <text:p text:style-name="P9"><text:span text:style-name="T12"><text:s/></text:span><text:span text:style-name="T12">* SOFTWARE, EITHER EXPRESS OR IMPLIED,</text:span></text:p>
          <text:p text:style-name="P9"><text:span text:style-name="T12"><text:s/></text:span><text:span text:style-name="T12">* INCLUDING BUT NOT LIMITED TO T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8" draw:text-style-name="P2" draw:layer="layout" svg:width="11.005cm" svg:height="7.041cm" svg:x="13.25cm" svg:y="4.806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08" presentation:style-name="pr15" draw:text-style-name="P5" draw:layer="layout" svg:width="17.271cm" svg:height="12.572cm" svg:x="2.159cm" svg:y="13.271cm" presentation:class="notes" presentation:placeholder="true" presentation:user-transformed="true">
            <draw:text-box/>
          </draw:frame>
          <draw:page-thumbnail draw:name="Shape 309" draw:style-name="gr3" draw:layer="layout" svg:width="18.626cm" svg:height="10.477cm" svg:x="1.482cm" svg:y="2.095cm" draw:page-number="15" presentation:class="page"/>
        </presentation:notes>
      </draw:page>
      <draw:page draw:name="page16" draw:style-name="dp1" draw:master-page-name="FOUR_5f_OBJECTS" presentation:presentation-page-layout-name="AL1T18">
        <draw:custom-shape draw:name="Shape 319" draw:style-name="gr4" draw:text-style-name="P2" draw:layer="layout" svg:width="22.993cm" svg:height="9.368cm" svg:x="1.5cm" svg:y="3.375cm">
          <text:p text:style-name="P7"><text:span text:style-name="T6">Some licenses ask for copyright notice or author listing</text:span></text:p>
          <text:list text:style-name="L4">
            <text:list-item>
              <text:p text:style-name="P7"><text:span text:style-name="T6">Resulting obligation of providing these</text:span></text:p>
            </text:list-item>
            <text:list-item>
              <text:p text:style-name="P7"><text:span text:style-name="T6">Generally, there is software for these</text:span><text:span text:style-name="T15"> </text:span><text:span text:style-name="T6">problems</text:span></text:p>
            </text:list-item>
            <text:list-item>
              <text:p text:style-name="P7"><text:span text:style-name="T6">Challenge: wrongly expressed copyright statem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5" draw:text-style-name="P2" draw:layer="layout" svg:width="22.853cm" svg:height="2.187cm" svg:x="1.27cm" svg:y="0.667cm">
          <text:p text:style-name="P1"><text:span text:style-name="T8">Identifying Copyr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6" presentation:style-name="pr16" draw:text-style-name="P5" draw:layer="layout" svg:width="17.271cm" svg:height="12.572cm" svg:x="2.159cm" svg:y="13.271cm" presentation:class="notes" presentation:placeholder="true" presentation:user-transformed="true">
            <draw:text-box/>
          </draw:frame>
          <draw:page-thumbnail draw:name="Shape 317" draw:style-name="gr3" draw:layer="layout" svg:width="18.626cm" svg:height="10.477cm" svg:x="1.482cm" svg:y="2.095cm" draw:page-number="16" presentation:class="page"/>
        </presentation:notes>
      </draw:page>
      <draw:page draw:name="page17" draw:style-name="dp1" draw:master-page-name="FOUR_5f_OBJECTS" presentation:presentation-page-layout-name="AL1T18">
        <draw:custom-shape draw:name="Shape 325" draw:style-name="gr4" draw:text-style-name="P2" draw:layer="layout" svg:width="22.993cm" svg:height="9.368cm" svg:x="1.5cm" svg:y="3.375cm">
          <text:p text:style-name="P9"><text:span text:style-name="T6">Identifying copyright statements is not less f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5" draw:text-style-name="P2" draw:layer="layout" svg:width="22.853cm" svg:height="2.187cm" svg:x="1.27cm" svg:y="0.667cm">
          <text:p text:style-name="P1"><text:span text:style-name="T8">Identifying Copyright: Fun (ag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4" draw:text-style-name="P2" draw:layer="layout" svg:width="24.993cm" svg:height="7.921cm" svg:x="1.641cm" svg:y="4.823cm">
          <text:p text:style-name="P9"><text:span text:style-name="T16">Copyright by many contributors; see http://babel.eclipse.org/</text:span></text:p>
          <text:p text:style-name="P9"><text:span text:style-name="T16">---</text:span></text:p>
          <text:p text:style-name="P9"><text:span text:style-name="T16"><text:s/></text:span><text:span text:style-name="T16">* <text:s/>Original Code &lt;s&gt;Copyright (C) 1994, Jeff Hostetler, Spyglass, Inc.&lt;/s&gt;</text:span></text:p>
          <text:p text:style-name="P9"><text:span text:style-name="T16"><text:s/></text:span><text:span text:style-name="T16">* <text:s/>Portions of Content-MD5 code &lt;s&gt;Copyright (C) 1993, 1994 by Carnegie Mellon</text:span></text:p>
          <text:p text:style-name="P9"><text:span text:style-name="T16"><text:s/></text:span><text:span text:style-name="T16">* <text:s text:c="4"/>University&lt;/s&gt; (see Copyright below).</text:span></text:p>
          <text:p text:style-name="P9"><text:span text:style-name="T16"><text:s/></text:span><text:span text:style-name="T16">* <text:s/>Portions of Content-MD5 code &lt;s&gt;Copyright (C) 1991 Bell Communications </text:span></text:p>
          <text:p text:style-name="P9"><text:span text:style-name="T16"><text:s/></text:span><text:span text:style-name="T16">* <text:s text:c="4"/>Research, Inc. (Bellcore&lt;/s&gt;) (see Copyright below).</text:span></text:p>
          <text:p text:style-name="P9"><text:span text:style-name="T16"><text:s/></text:span><text:span text:style-name="T16">* <text:s/>Portions extracted from mpack, John G. Myers - jgm+@cmu.edu</text:span></text:p>
          <text:p text:style-name="P9"><text:span text:style-name="T16"><text:s/></text:span><text:span text:style-name="T16">* <text:s/>Content-MD5 Code &lt;s&gt;contributed by Martin Hamilton (martin@net.lut.ac.uk)&lt;/s&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2" presentation:style-name="pr17" draw:text-style-name="P5" draw:layer="layout" svg:width="17.271cm" svg:height="12.572cm" svg:x="2.159cm" svg:y="13.271cm" presentation:class="notes" presentation:placeholder="true" presentation:user-transformed="true">
            <draw:text-box/>
          </draw:frame>
          <draw:page-thumbnail draw:name="Shape 323" draw:style-name="gr3" draw:layer="layout" svg:width="18.626cm" svg:height="10.477cm" svg:x="1.482cm" svg:y="2.095cm" draw:page-number="17" presentation:class="page"/>
        </presentation:notes>
      </draw:page>
      <draw:page draw:name="page18" draw:style-name="dp1" draw:master-page-name="FOUR_5f_OBJECTS" presentation:presentation-page-layout-name="AL1T18">
        <draw:custom-shape draw:name="Shape 332" draw:style-name="gr4" draw:text-style-name="P2" draw:layer="layout" svg:width="22.993cm" svg:height="9.368cm" svg:x="1.5cm" svg:y="3.375cm">
          <text:p text:style-name="P7"><text:span text:style-name="T6">Binaries are compiled applications, libraries, software that can be used</text:span></text:p>
          <text:list text:style-name="L4">
            <text:list-item>
              <text:p text:style-name="P7"><text:span text:style-name="T6">Binary = code translated from programming language to executable code by processor → information encoded</text:span></text:p>
            </text:list-item>
            <text:list-item>
              <text:p text:style-name="P7"><text:span text:style-name="T6">Binaries can be part of an OSS component distribution</text:span></text:p>
            </text:list-item>
            <text:list-item>
              <text:p text:style-name="P7"><text:span text:style-name="T6">Binaries can include OSS</text:span></text:p>
            </text:list-item>
          </text:list>
          <text:p text:style-name="P7"><text:span text:style-name="T6">How to understand what is contained in a binary?</text:span></text:p>
          <text:list text:continue-numbering="true" text:style-name="L4">
            <text:list-item>
              <text:p text:style-name="P7"><text:span text:style-name="T6">Main problem 1: different binary technologies</text:span></text:p>
            </text:list-item>
            <text:list-item>
              <text:p text:style-name="P7"><text:span text:style-name="T6">Main problem 2: small variations, new binary</text:span></text:p>
            </text:list-item>
          </text:list>
          <text:p text:style-name="P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5" draw:text-style-name="P2" draw:layer="layout" svg:width="22.853cm" svg:height="2.187cm" svg:x="1.27cm" svg:y="0.667cm">
          <text:p text:style-name="P1"><text:span text:style-name="T8">Identifying Licenses: Bina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9" presentation:style-name="pr18" draw:text-style-name="P5" draw:layer="layout" svg:width="17.271cm" svg:height="12.572cm" svg:x="2.159cm" svg:y="13.271cm" presentation:class="notes" presentation:placeholder="true" presentation:user-transformed="true">
            <draw:text-box/>
          </draw:frame>
          <draw:page-thumbnail draw:name="Shape 330" draw:style-name="gr3" draw:layer="layout" svg:width="18.626cm" svg:height="10.477cm" svg:x="1.482cm" svg:y="2.095cm" draw:page-number="18" presentation:class="page"/>
        </presentation:notes>
      </draw:page>
      <draw:page draw:name="page19" draw:style-name="dp1" draw:master-page-name="FOUR_5f_OBJECTS" presentation:presentation-page-layout-name="AL1T18">
        <draw:custom-shape draw:name="Shape 338" draw:style-name="gr8" draw:text-style-name="P2" draw:layer="layout" svg:width="22.993cm" svg:height="7.339cm" svg:x="1.074cm" svg:y="4.113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5" draw:text-style-name="P2" draw:layer="layout" svg:width="22.853cm" svg:height="2.187cm" svg:x="1.43cm" svg:y="0.374cm">
          <text:p text:style-name="P1"><text:span text:style-name="T8">Part II: Your Own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13" draw:text-style-name="P8" draw:layer="layout" svg:width="6.594cm" svg:height="7.194cm" svg:x="2.6cm" svg:y="4.2cm">
          <text:p text:style-name="P1"><text:span text:style-name="T2">Inbound</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18" draw:text-style-name="P12" draw:layer="layout" svg:width="6.594cm" svg:height="7.194cm" svg:x="9.8cm" svg:y="4.2cm">
          <text:p text:style-name="P1"><text:span text:style-name="T2">Own</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15" draw:text-style-name="P11" draw:layer="layout" svg:width="6.594cm" svg:height="7.194cm" svg:x="16.94cm" svg:y="4.14cm">
          <text:p text:style-name="P1"><text:span text:style-name="T2">Outbound</text:span><text:span text:style-name="T2"><text:line-break/></text:span><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 draw:style-name="gr16" draw:text-style-name="P13" draw:layer="layout" svg:width="2.194cm" svg:height="2.594cm" svg:x="-5cm" svg:y="-5.8cm">
          <text:p text:style-name="P9"><text:span text:style-name="T9"/></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44" draw:style-name="gr17" draw:text-style-name="P14" draw:layer="layout" svg:width="4.594cm" svg:height="4.194cm" svg:x="18cm" svg:y="6.6cm">
          <text:p text:style-name="P1"><text:span text:style-name="T2">Meeting</text:span><text:span text:style-name="T2"><text:line-break/></text:span><text:span text:style-name="T2">Obligations,</text:span></text:p>
          <text:p text:style-name="P1"><text:span text:style-name="T2">Reporting acc.</text:span><text:span text:style-name="T2"><text:line-break/></text:span><text:span text:style-name="T2">to 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45" draw:style-name="gr17" draw:text-style-name="P14" draw:layer="layout" svg:width="4.594cm" svg:height="4.194cm" svg:x="10.8cm" svg:y="6.6cm">
          <text:p text:style-name="P1"><text:span text:style-name="T2">Quality</text:span><text:span text:style-name="T2"><text:line-break/></text:span><text:span text:style-name="T2">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46" draw:style-name="gr17" draw:text-style-name="P14" draw:layer="layout" svg:width="4.594cm" svg:height="4.194cm" svg:x="3.6cm" svg:y="6.746cm">
          <text:p text:style-name="P1"><text:span text:style-name="T2">Reporting</text:span><text:span text:style-name="T2"><text:line-break/></text:span><text:span text:style-name="T2">According to</text:span><text:span text:style-name="T2"><text:line-break/></text:span><text:span text:style-name="T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335" presentation:style-name="pr19" draw:text-style-name="P5" draw:layer="layout" svg:width="17.271cm" svg:height="12.572cm" svg:x="2.159cm" svg:y="13.271cm" presentation:class="notes" presentation:placeholder="true" presentation:user-transformed="true">
            <draw:text-box/>
          </draw:frame>
          <draw:page-thumbnail draw:name="Shape 336" draw:style-name="gr3" draw:layer="layout" svg:width="18.626cm" svg:height="10.477cm" svg:x="1.482cm" svg:y="2.095cm" draw:page-number="19" presentation:class="page"/>
        </presentation:notes>
      </draw:page>
      <draw:page draw:name="page20" draw:style-name="dp1" draw:master-page-name="FOUR_5f_OBJECTS" presentation:presentation-page-layout-name="AL1T18">
        <draw:custom-shape draw:name="Shape 351" draw:style-name="gr4" draw:text-style-name="P2" draw:layer="layout" svg:width="22.993cm" svg:height="8.866cm" svg:x="1.5cm" svg:y="3.375cm">
          <text:p text:style-name="P7"><text:span text:style-name="T6">Sometimes, genuinely written software is expected</text:span><text:span text:style-name="T6"><text:line-break/></text:span><text:span text:style-name="T6">but “copy &amp; paste” solution can be very near</text:span></text:p>
          <text:list text:style-name="L4">
            <text:list-item>
              <text:p text:style-name="P7"><text:span text:style-name="T6">Open source projects are publicly available</text:span></text:p>
            </text:list-item>
            <text:list-item>
              <text:p text:style-name="P7"><text:span text:style-name="T6">But also other files are valuable: scripts, icons, images, css files</text:span></text:p>
            </text:list-item>
            <text:list-item>
              <text:p text:style-name="P7"><text:span text:style-name="T6">and code copied from Web sites for best practices and snippets</text:span></text:p>
            </text:list-item>
          </text:list>
          <text:p text:style-name="P7"><text:span text:style-name="T6"/></text:p>
          <text:p text:style-name="P7"><text:span text:style-name="T6">Copy paste of source code from the Internet in your code can be done:</text:span></text:p>
          <text:list text:continue-numbering="true" text:style-name="L4">
            <text:list-item>
              <text:p text:style-name="P7"><text:span text:style-name="T6">Respecting the author’s interests required: licensing, copyright</text:span></text:p>
            </text:list-item>
            <text:list-item>
              <text:p text:style-name="P7"><text:span text:style-name="T6">Generally, reuse is good - opposed to reinventing the whe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5" draw:text-style-name="P2" draw:layer="layout" svg:width="22.853cm" svg:height="2.187cm" svg:x="1.27cm" svg:y="0.667cm">
          <text:p text:style-name="P1"><text:span text:style-name="T8">What is the Issue with Your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8" presentation:style-name="pr20" draw:text-style-name="P5" draw:layer="layout" svg:width="17.271cm" svg:height="12.572cm" svg:x="2.159cm" svg:y="13.271cm" presentation:class="notes" presentation:placeholder="true" presentation:user-transformed="true">
            <draw:text-box/>
          </draw:frame>
          <draw:page-thumbnail draw:name="Shape 349" draw:style-name="gr3" draw:layer="layout" svg:width="18.626cm" svg:height="10.477cm" svg:x="1.482cm" svg:y="2.095cm" draw:page-number="20" presentation:class="page"/>
        </presentation:notes>
      </draw:page>
      <draw:page draw:name="page21" draw:style-name="dp1" draw:master-page-name="FOUR_5f_OBJECTS" presentation:presentation-page-layout-name="AL1T18">
        <draw:custom-shape draw:name="Shape 357" draw:style-name="gr4" draw:text-style-name="P2" draw:layer="layout" svg:width="22.993cm" svg:height="9.368cm" svg:x="1.5cm" svg:y="3.375cm">
          <text:p text:style-name="P7"><text:span text:style-name="T6">Good education and engineering codex can be solution</text:span></text:p>
          <text:list text:style-name="L4">
            <text:list-item>
              <text:p text:style-name="P7"><text:span text:style-name="T6">Plain “copy &amp; paste” of source code is bad practice anyway today</text:span></text:p>
            </text:list-item>
            <text:list-item>
              <text:p text:style-name="P7"><text:span text:style-name="T6">Duplicated code reduces maintainability</text:span></text:p>
            </text:list-item>
            <text:list-item>
              <text:p text:style-name="P7"><text:span text:style-name="T6">Engineers like clean dependency management</text:span></text:p>
            </text:list-item>
          </text:list>
          <text:p text:style-name="P7"><text:span text:style-name="T6">For all other cases</text:span></text:p>
          <text:list text:continue-numbering="true" text:style-name="L4">
            <text:list-item>
              <text:p text:style-name="P7"><text:span text:style-name="T6">Scanning tools for source code based on comparing text portions</text:span></text:p>
            </text:list-item>
            <text:list-item>
              <text:p text:style-name="P7"><text:span text:style-name="T6">Using a database of already published source code (by other party)</text:span></text:p>
            </text:list-item>
            <text:list-item>
              <text:p text:style-name="P7"><text:span text:style-name="T6">What is in Internet, tutorial code from vendors, Github</text:span></text:p>
            </text:list-item>
            <text:list-item>
              <text:p text:style-name="P7"><text:span text:style-name="T6">Licensing: scan for licensing statements aga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5" draw:text-style-name="P2" draw:layer="layout" svg:width="22.853cm" svg:height="2.187cm" svg:x="1.27cm" svg:y="0.667cm">
          <text:p text:style-name="P1"><text:span text:style-name="T8">Code 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54" presentation:style-name="pr21" draw:text-style-name="P5" draw:layer="layout" svg:width="17.271cm" svg:height="12.572cm" svg:x="2.159cm" svg:y="13.271cm" presentation:class="notes" presentation:placeholder="true" presentation:user-transformed="true">
            <draw:text-box/>
          </draw:frame>
          <draw:page-thumbnail draw:name="Shape 355" draw:style-name="gr3" draw:layer="layout" svg:width="18.626cm" svg:height="10.477cm" svg:x="1.482cm" svg:y="2.095cm" draw:page-number="21" presentation:class="page"/>
        </presentation:notes>
      </draw:page>
      <draw:page draw:name="page22" draw:style-name="dp1" draw:master-page-name="FOUR_5f_OBJECTS" presentation:presentation-page-layout-name="AL1T18">
        <draw:custom-shape draw:name="Shape 363" draw:style-name="gr8" draw:text-style-name="P2" draw:layer="layout" svg:width="22.993cm" svg:height="7.339cm" svg:x="1.074cm" svg:y="4.113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5" draw:text-style-name="P2" draw:layer="layout" svg:width="22.853cm" svg:height="2.187cm" svg:x="1.43cm" svg:y="0.374cm">
          <text:p text:style-name="P1"><text:span text:style-name="T8">Part III: Outbound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13" draw:text-style-name="P8" draw:layer="layout" svg:width="6.594cm" svg:height="7.194cm" svg:x="2.6cm" svg:y="4.2cm">
          <text:p text:style-name="P1"><text:span text:style-name="T2">Inbound</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15" draw:text-style-name="P11" draw:layer="layout" svg:width="6.594cm" svg:height="7.194cm" svg:x="9.8cm" svg:y="4.2cm">
          <text:p text:style-name="P1"><text:span text:style-name="T2">Own</text:span></text:p>
          <text:p text:style-name="P1"><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18" draw:text-style-name="P12" draw:layer="layout" svg:width="6.594cm" svg:height="7.194cm" svg:x="16.94cm" svg:y="4.14cm">
          <text:p text:style-name="P1"><text:span text:style-name="T2">Outbound</text:span><text:span text:style-name="T2"><text:line-break/></text:span><text:span text:style-name="T2">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16" draw:text-style-name="P13" draw:layer="layout" svg:width="2.194cm" svg:height="2.594cm" svg:x="-5cm" svg:y="-5.8cm">
          <text:p text:style-name="P9"><text:span text:style-name="T9"/></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69" draw:style-name="gr17" draw:text-style-name="P14" draw:layer="layout" svg:width="4.594cm" svg:height="4.194cm" svg:x="18cm" svg:y="6.6cm">
          <text:p text:style-name="P1"><text:span text:style-name="T2">Reporting</text:span><text:span text:style-name="T2"><text:line-break/></text:span><text:span text:style-name="T2">According to</text:span><text:span text:style-name="T2"><text:line-break/></text:span><text:span text:style-name="T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70" draw:style-name="gr17" draw:text-style-name="P14" draw:layer="layout" svg:width="4.594cm" svg:height="4.194cm" svg:x="10.8cm" svg:y="6.6cm">
          <text:p text:style-name="P1"><text:span text:style-name="T2">Quality</text:span><text:span text:style-name="T2"><text:line-break/></text:span><text:span text:style-name="T2">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71" draw:style-name="gr17" draw:text-style-name="P14" draw:layer="layout" svg:width="4.594cm" svg:height="4.194cm" svg:x="3.6cm" svg:y="6.746cm">
          <text:p text:style-name="P1"><text:span text:style-name="T2">Reporting</text:span><text:span text:style-name="T2"><text:line-break/></text:span><text:span text:style-name="T2">According to</text:span><text:span text:style-name="T2"><text:line-break/></text:span><text:span text:style-name="T2">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360" presentation:style-name="pr22" draw:text-style-name="P5" draw:layer="layout" svg:width="17.271cm" svg:height="12.572cm" svg:x="2.159cm" svg:y="13.271cm" presentation:class="notes" presentation:placeholder="true" presentation:user-transformed="true">
            <draw:text-box/>
          </draw:frame>
          <draw:page-thumbnail draw:name="Shape 361" draw:style-name="gr3" draw:layer="layout" svg:width="18.626cm" svg:height="10.477cm" svg:x="1.482cm" svg:y="2.095cm" draw:page-number="22" presentation:class="page"/>
        </presentation:notes>
      </draw:page>
      <draw:page draw:name="page23" draw:style-name="dp1" draw:master-page-name="FOUR_5f_OBJECTS" presentation:presentation-page-layout-name="AL1T18">
        <draw:custom-shape draw:name="Shape 376" draw:style-name="gr4" draw:text-style-name="P2" draw:layer="layout" svg:width="22.993cm" svg:height="7.339cm" svg:x="1.5cm" svg:y="3.375cm">
          <text:p text:style-name="P7"><text:span text:style-name="T6">Distributing OSS as part of product or project</text:span></text:p>
          <text:list text:style-name="L4">
            <text:list-item>
              <text:p text:style-name="P7"><text:span text:style-name="T6">E.g. requires notice file</text:span></text:p>
            </text:list-item>
          </text:list>
          <text:list text:style-name="L8">
            <text:list-item>
              <text:list>
                <text:list-item>
                  <text:p text:style-name="P7"><text:span text:style-name="T6">Listing all licenses, listing copyright notice</text:span></text:p>
                </text:list-item>
                <text:list-item>
                  <text:p text:style-name="P7"><text:span text:style-name="T6">… </text:span><text:span text:style-name="T6">as a basic and common license obligation</text:span></text:p>
                </text:list-item>
              </text:list>
            </text:list-item>
            <text:list-item>
              <text:p text:style-name="P7"><text:span text:style-name="T6">E.g. written offer to provide the OSS code</text:span></text:p>
            </text:list-item>
          </text:list>
          <text:p text:style-name="P7"><text:span text:style-name="T6"/></text:p>
          <text:p text:style-name="P7"><text:span text:style-name="T6">Builds upon knowledge on</text:span></text:p>
          <text:list text:continue-numbering="true" text:style-name="L8">
            <text:list-item>
              <text:p text:style-name="P7"><text:span text:style-name="T6">Which OSS components are in (here comes the BOM!)</text:span></text:p>
            </text:list-item>
            <text:list-item>
              <text:p text:style-name="P7"><text:span text:style-name="T6">Which licenses in there, copyright noti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5" draw:text-style-name="P2" draw:layer="layout" svg:width="22.853cm" svg:height="2.187cm" svg:x="1.27cm" svg:y="0.667cm">
          <text:p text:style-name="P1"><text:span text:style-name="T8">Case 1: Distribution of OSS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73" presentation:style-name="pr23" draw:text-style-name="P5" draw:layer="layout" svg:width="17.271cm" svg:height="12.572cm" svg:x="2.159cm" svg:y="13.271cm" presentation:class="notes" presentation:placeholder="true" presentation:user-transformed="true">
            <draw:text-box/>
          </draw:frame>
          <draw:page-thumbnail draw:name="Shape 374" draw:style-name="gr3" draw:layer="layout" svg:width="18.626cm" svg:height="10.477cm" svg:x="1.482cm" svg:y="2.095cm" draw:page-number="23" presentation:class="page"/>
        </presentation:notes>
      </draw:page>
      <draw:page draw:name="page24" draw:style-name="dp1" draw:master-page-name="FOUR_5f_OBJECTS" presentation:presentation-page-layout-name="AL1T18">
        <draw:custom-shape draw:name="Shape 382" draw:style-name="gr4" draw:text-style-name="P2" draw:layer="layout" svg:width="22.993cm" svg:height="9.368cm" svg:x="1.5cm" svg:y="3.375cm">
          <text:p text:style-name="P7"><text:span text:style-name="T6">Project or product documentation can require, e.g.</text:span></text:p>
          <text:list text:style-name="L4">
            <text:list-item>
              <text:p text:style-name="P7"><text:span text:style-name="T6">All tests passed</text:span></text:p>
            </text:list-item>
            <text:list-item>
              <text:p text:style-name="P7"><text:span text:style-name="T6">But as well: all licenses checked?</text:span></text:p>
            </text:list-item>
          </text:list>
          <text:list text:style-name="L8">
            <text:list-item>
              <text:list>
                <text:list-item>
                  <text:p text:style-name="P7"><text:span text:style-name="T6">For their obligations, for their compatibility</text:span></text:p>
                </text:list-item>
              </text:list>
            </text:list-item>
            <text:list-item>
              <text:p text:style-name="P7"><text:span text:style-name="T6">Or: All OSS required material ready for distribution</text:span></text:p>
            </text:list-item>
          </text:list>
          <text:p text:style-name="P7"><text:span text:style-name="T6"/></text:p>
          <text:p text:style-name="P7"><text:span text:style-name="T6">Requires (as well)</text:span></text:p>
          <text:list text:continue-numbering="true" text:style-name="L8">
            <text:list-item>
              <text:p text:style-name="P7"><text:span text:style-name="T6">Which OSS components are in</text:span></text:p>
            </text:list-item>
            <text:list-item>
              <text:p text:style-name="P7"><text:span text:style-name="T6">Which licenses in there, copyright notices</text:span><text:span text:style-name="T2"><text:line-break/></text:span><text:span text:style-name="T6">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5" draw:text-style-name="P2" draw:layer="layout" svg:width="22.853cm" svg:height="2.187cm" svg:x="1.27cm" svg:y="0.667cm">
          <text:p text:style-name="P1"><text:span text:style-name="T8">Case 2: Quality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79" presentation:style-name="pr24" draw:text-style-name="P5" draw:layer="layout" svg:width="17.271cm" svg:height="12.572cm" svg:x="2.159cm" svg:y="13.271cm" presentation:class="notes" presentation:placeholder="true" presentation:user-transformed="true">
            <draw:text-box/>
          </draw:frame>
          <draw:page-thumbnail draw:name="Shape 380" draw:style-name="gr3" draw:layer="layout" svg:width="18.626cm" svg:height="10.477cm" svg:x="1.482cm" svg:y="2.095cm" draw:page-number="24" presentation:class="page"/>
        </presentation:notes>
      </draw:page>
      <draw:page draw:name="page25" draw:style-name="dp1" draw:master-page-name="FOUR_5f_OBJECTS" presentation:presentation-page-layout-name="AL1T18">
        <draw:custom-shape draw:name="Shape 388" draw:style-name="gr4" draw:text-style-name="P2" draw:layer="layout" svg:width="22.993cm" svg:height="9.368cm" svg:x="1.5cm" svg:y="3.375cm">
          <text:p text:style-name="P7"><text:span text:style-name="T6">Some licenses are not compatible</text:span></text:p>
          <text:list text:style-name="L4">
            <text:list-item>
              <text:p text:style-name="P7"><text:span text:style-name="T6">That is life, for example GPL &lt;-&gt; EPL incompatibility</text:span></text:p>
            </text:list-item>
            <text:list-item>
              <text:p text:style-name="P7"><text:span text:style-name="T7">Distribution based on GPL works and EPL works:</text:span><text:span text:style-name="T7"><text:line-break/></text:span><text:span text:style-name="T7">maybe a problem</text:span></text:p>
            </text:list-item>
          </text:list>
          <text:p text:style-name="P7"><text:span text:style-name="T7"/></text:p>
          <text:p text:style-name="P7"><text:span text:style-name="T6">Some license statements are ambiguous </text:span></text:p>
          <text:list text:continue-numbering="true" text:style-name="L4">
            <text:list-item>
              <text:p text:style-name="P7"><text:span text:style-name="T6">For example „Licensed under BSD”</text:span></text:p>
            </text:list-item>
            <text:list-item>
              <text:p text:style-name="P7"><text:span text:style-name="T7">Requires legal decision how did you decide this stat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9" draw:style-name="gr5" draw:text-style-name="P2" draw:layer="layout" svg:width="22.853cm" svg:height="2.187cm" svg:x="1.27cm" svg:y="0.667cm">
          <text:p text:style-name="P1"><text:span text:style-name="T8">Case 3: Ensuring Distribution R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85" presentation:style-name="pr25" draw:text-style-name="P5" draw:layer="layout" svg:width="17.271cm" svg:height="12.572cm" svg:x="2.159cm" svg:y="13.271cm" presentation:class="notes" presentation:placeholder="true" presentation:user-transformed="true">
            <draw:text-box/>
          </draw:frame>
          <draw:page-thumbnail draw:name="Shape 386" draw:style-name="gr3" draw:layer="layout" svg:width="18.626cm" svg:height="10.477cm" svg:x="1.482cm" svg:y="2.095cm" draw:page-number="25" presentation:class="page"/>
        </presentation:notes>
      </draw:page>
      <draw:page draw:name="page26" draw:style-name="dp1" draw:master-page-name="FOUR_5f_OBJECTS" presentation:presentation-page-layout-name="AL1T18">
        <draw:custom-shape draw:name="Shape 394" draw:style-name="gr4" draw:text-style-name="P2" draw:layer="layout" svg:width="22.993cm" svg:height="9.368cm" svg:x="1.5cm" svg:y="3.375cm">
          <text:p text:style-name="P7"><text:span text:style-name="T6">Some license statements need documentation</text:span></text:p>
          <text:list text:style-name="L4">
            <text:list-item>
              <text:p text:style-name="P7"><text:span text:style-name="T6">For example: „for license conditions, see web site”</text:span></text:p>
            </text:list-item>
            <text:list-item>
              <text:p text:style-name="P7"><text:span text:style-name="T7">Web site needs to be archived</text:span></text:p>
            </text:list-item>
          </text:list>
          <text:p text:style-name="P7"><text:span text:style-name="T7"/></text:p>
          <text:p text:style-name="P7"><text:span text:style-name="T6">Some licenses are just not compatible with the business case</text:span></text:p>
          <text:list text:continue-numbering="true" text:style-name="L4">
            <text:list-item>
              <text:p text:style-name="P7"><text:span text:style-name="T6">E.g. Start up implements medical analysis algorithm after years of research, danger of being copied by market leaders </text:span></text:p>
            </text:list-item>
            <text:list-item>
              <text:p text:style-name="P7"><text:span text:style-name="T7">License obligations need to be compatible with business goa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5" draw:text-style-name="P2" draw:layer="layout" svg:width="22.853cm" svg:height="2.187cm" svg:x="1.27cm" svg:y="0.667cm">
          <text:p text:style-name="P1"><text:span text:style-name="T8">Besides Delivering, Internal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91" presentation:style-name="pr26" draw:text-style-name="P5" draw:layer="layout" svg:width="17.271cm" svg:height="12.572cm" svg:x="2.159cm" svg:y="13.271cm" presentation:class="notes" presentation:placeholder="true" presentation:user-transformed="true">
            <draw:text-box/>
          </draw:frame>
          <draw:page-thumbnail draw:name="Shape 392" draw:style-name="gr3" draw:layer="layout" svg:width="18.626cm" svg:height="10.477cm" svg:x="1.482cm" svg:y="2.095cm" draw:page-number="26" presentation:class="page"/>
        </presentation:notes>
      </draw:page>
      <draw:page draw:name="page27" draw:style-name="dp1" draw:master-page-name="FOUR_5f_OBJECTS" presentation:presentation-page-layout-name="AL1T18">
        <draw:custom-shape draw:name="Shape 400" draw:style-name="gr4" draw:text-style-name="P2" draw:layer="layout" svg:width="22.993cm" svg:height="9.368cm" svg:x="1.5cm" svg:y="3.375cm">
          <text:p text:style-name="P7"><text:span text:style-name="T6">Also with commercial software, appropriate licensing must be ensured:</text:span></text:p>
          <text:list text:style-name="L4">
            <text:list-item>
              <text:p text:style-name="P7"><text:span text:style-name="T6">Does contract cover rights for intended commercial use?</text:span></text:p>
            </text:list-item>
            <text:list-item>
              <text:p text:style-name="P7"><text:span text:style-name="T6">Where is the contract by the way?</text:span></text:p>
            </text:list-item>
          </text:list>
          <text:p text:style-name="P7"><text:span text:style-name="T6"/></text:p>
          <text:p text:style-name="P7"><text:span text:style-name="T6">Ensuring distribution obligations is required, for example:</text:span></text:p>
          <text:list text:continue-numbering="true" text:style-name="L4">
            <text:list-item>
              <text:p text:style-name="P7"><text:span text:style-name="T6">Documentation of distribution</text:span></text:p>
            </text:list-item>
            <text:list-item>
              <text:p text:style-name="P7"><text:span text:style-name="T6">Time- / volume-limited licensing</text:span></text:p>
            </text:list-item>
            <text:list-item>
              <text:p text:style-name="P7"><text:span text:style-name="T6">Logo printed on box necessa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5" draw:text-style-name="P2" draw:layer="layout" svg:width="22.853cm" svg:height="2.187cm" svg:x="1.27cm" svg:y="0.667cm">
          <text:p text:style-name="P1"><text:span text:style-name="T8">Excursus: Not OSS only, all 3</text:span><text:span text:style-name="T17">rd</text:span><text:span text:style-name="T8"> Par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97" presentation:style-name="pr27" draw:text-style-name="P5" draw:layer="layout" svg:width="17.271cm" svg:height="12.572cm" svg:x="2.159cm" svg:y="13.271cm" presentation:class="notes" presentation:placeholder="true" presentation:user-transformed="true">
            <draw:text-box/>
          </draw:frame>
          <draw:page-thumbnail draw:name="Shape 398" draw:style-name="gr3" draw:layer="layout" svg:width="18.626cm" svg:height="10.477cm" svg:x="1.482cm" svg:y="2.095cm" draw:page-number="27" presentation:class="page"/>
        </presentation:notes>
      </draw:page>
      <draw:page draw:name="page28" draw:style-name="dp1" draw:master-page-name="FOUR_5f_OBJECTS" presentation:presentation-page-layout-name="AL1T18">
        <draw:custom-shape draw:name="Shape 406" draw:style-name="gr4" draw:text-style-name="P2" draw:layer="layout" svg:width="22.993cm" svg:height="9.368cm" svg:x="1.5cm" svg:y="3.375cm">
          <text:p text:style-name="P7"><text:span text:style-name="T6">„</text:span><text:span text:style-name="T6">Bill of Material” such as SPDX:</text:span></text:p>
          <text:list text:style-name="L4">
            <text:list-item>
              <text:p text:style-name="P7"><text:span text:style-name="T6">It is a general question what is in the delivery</text:span></text:p>
            </text:list-item>
            <text:list-item>
              <text:p text:style-name="P7"><text:span text:style-name="T6">Understand the nature of the delivery (How much OSS?)</text:span></text:p>
            </text:list-item>
            <text:list-item>
              <text:p text:style-name="P7"><text:span text:style-name="T6">Understand potential issues (IP)</text:span></text:p>
            </text:list-item>
            <text:list-item>
              <text:p text:style-name="P7"><text:span text:style-name="T6">How else to ensure license compliance?</text:span></text:p>
            </text:list-item>
            <text:list-item>
              <text:p text:style-name="P7"><text:span text:style-name="T6">Basics of supply chain issues actually apply also to softwa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5" draw:text-style-name="P2" draw:layer="layout" svg:width="22.853cm" svg:height="2.187cm" svg:x="1.27cm" svg:y="0.667cm">
          <text:p text:style-name="P1"><text:span text:style-name="T8">BOM Documentatio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03" presentation:style-name="pr28" draw:text-style-name="P5" draw:layer="layout" svg:width="17.271cm" svg:height="12.572cm" svg:x="2.159cm" svg:y="13.271cm" presentation:class="notes" presentation:placeholder="true" presentation:user-transformed="true">
            <draw:text-box/>
          </draw:frame>
          <draw:page-thumbnail draw:name="Shape 404" draw:style-name="gr3" draw:layer="layout" svg:width="18.626cm" svg:height="10.477cm" svg:x="1.482cm" svg:y="2.095cm" draw:page-number="28" presentation:class="page"/>
        </presentation:notes>
      </draw:page>
      <draw:page draw:name="page29" draw:style-name="dp1" draw:master-page-name="FOUR_5f_OBJECTS" presentation:presentation-page-layout-name="AL1T18">
        <draw:custom-shape draw:name="Shape 412" draw:style-name="gr4" draw:text-style-name="P2" draw:layer="layout" svg:width="23.893cm" svg:height="8.618cm" svg:x="1.5cm" svg:y="3.375cm">
          <text:p text:style-name="P7"><text:span text:style-name="T6">Bill of Material is general obligation, for example at:</text:span></text:p>
          <text:list text:style-name="L4">
            <text:list-item>
              <text:p text:style-name="P7"><text:span text:style-name="T6">USA: Cyber Supply Chain Management</text:span><text:span text:style-name="T2"><text:line-break/></text:span><text:span text:style-name="T6">and Transparency Act of 2014</text:span></text:p>
            </text:list-item>
            <text:list-item>
              <text:p text:style-name="P7"><text:span text:style-name="T6">Germany: KRITIS: BSI-Kritisverordnung [1]</text:span></text:p>
            </text:list-item>
          </text:list>
          <text:list text:style-name="L8">
            <text:list-item>
              <text:list>
                <text:list-item>
                  <text:p text:style-name="P7"><text:span text:style-name="T6">Obliged to report service disturbances</text:span></text:p>
                </text:list-item>
                <text:list-item>
                  <text:p text:style-name="P7"><text:span text:style-name="T6">Obliged to implement information security</text:span></text:p>
                </text:list-item>
                <text:list-item>
                  <text:p text:style-name="P7"><text:span text:style-name="T6">Requires knowledge about BO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5" draw:text-style-name="P2" draw:layer="layout" svg:width="22.853cm" svg:height="2.187cm" svg:x="1.27cm" svg:y="0.667cm">
          <text:p text:style-name="P1"><text:span text:style-name="T8">BOM Documenta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4" draw:text-style-name="P2" draw:layer="layout" svg:width="23.301cm" svg:height="1.116cm" svg:x="1.5cm" svg:y="11.303cm">
          <text:p text:style-name="P9"><text:span text:style-name="T18">[1] https://www.bmi.bund.de/SharedDocs/pressemitteilungen/DE/2017/06/nis-richtlinie.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09" presentation:style-name="pr29" draw:text-style-name="P5" draw:layer="layout" svg:width="17.271cm" svg:height="12.572cm" svg:x="2.159cm" svg:y="13.271cm" presentation:class="notes" presentation:placeholder="true" presentation:user-transformed="true">
            <draw:text-box/>
          </draw:frame>
          <draw:page-thumbnail draw:name="Shape 410" draw:style-name="gr3" draw:layer="layout" svg:width="18.626cm" svg:height="10.477cm" svg:x="1.482cm" svg:y="2.095cm" draw:page-number="29" presentation:class="page"/>
        </presentation:notes>
      </draw:page>
      <draw:page draw:name="page30" draw:style-name="dp1" draw:master-page-name="FOUR_5f_OBJECTS" presentation:presentation-page-layout-name="AL1T18">
        <draw:custom-shape draw:name="Shape 419" draw:style-name="gr4" draw:text-style-name="P2" draw:layer="layout" svg:width="22.993cm" svg:height="8.618cm" svg:x="1.5cm" svg:y="3.375cm">
          <text:p text:style-name="P7"><text:span text:style-name="T6">Yes, it is true: sometimes software developers</text:span><text:span text:style-name="T2"><text:line-break/></text:span><text:span text:style-name="T6">want to publish their work</text:span></text:p>
          <text:list text:style-name="L4">
            <text:list-item>
              <text:p text:style-name="P7"><text:span text:style-name="T6">Excursus: Motivation 3.0 [2]</text:span></text:p>
            </text:list-item>
            <text:list-item>
              <text:p text:style-name="P7"><text:span text:style-name="T6">How to publish? - A process topic</text:span></text:p>
            </text:list-item>
            <text:list-item>
              <text:p text:style-name="P7"><text:span text:style-name="T6">But documentation is required (besides the publication)</text:span></text:p>
            </text:list-item>
          </text:list>
          <text:list text:style-name="L8">
            <text:list-item>
              <text:list>
                <text:list-item>
                  <text:p text:style-name="P7"><text:span text:style-name="T6">What are the involved licenses</text:span></text:p>
                </text:list-item>
                <text:list-item>
                  <text:p text:style-name="P7"><text:span text:style-name="T6">What is the own license</text:span></text:p>
                </text:list-item>
                <text:list-item>
                  <text:p text:style-name="P7"><text:span text:style-name="T6">Are formal aspects me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0" draw:style-name="gr5" draw:text-style-name="P2" draw:layer="layout" svg:width="22.853cm" svg:height="2.187cm" svg:x="1.27cm" svg:y="0.667cm">
          <text:p text:style-name="P1"><text:span text:style-name="T8">Your Own Software as OSS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1" draw:style-name="gr4" draw:text-style-name="P2" draw:layer="layout" svg:width="23.301cm" svg:height="1.116cm" svg:x="1.5cm" svg:y="11.303cm">
          <text:p text:style-name="P9"><text:span text:style-name="T18">[2] https://www.youtube.com/watch?v=u6XAPnuFjJ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6" presentation:style-name="pr30" draw:text-style-name="P5" draw:layer="layout" svg:width="17.271cm" svg:height="12.572cm" svg:x="2.159cm" svg:y="13.271cm" presentation:class="notes" presentation:placeholder="true" presentation:user-transformed="true">
            <draw:text-box/>
          </draw:frame>
          <draw:page-thumbnail draw:name="Shape 417" draw:style-name="gr3" draw:layer="layout" svg:width="18.626cm" svg:height="10.477cm" svg:x="1.482cm" svg:y="2.095cm" draw:page-number="30" presentation:class="page"/>
        </presentation:notes>
      </draw:page>
      <draw:page draw:name="page31" draw:style-name="dp1" draw:master-page-name="FOUR_5f_OBJECTS" presentation:presentation-page-layout-name="AL1T18">
        <draw:custom-shape draw:name="Shape 426" draw:style-name="gr4" draw:text-style-name="P2" draw:layer="layout" svg:width="22.993cm" svg:height="9.368cm" svg:x="1.5cm" svg:y="3.375cm">
          <text:p text:style-name="P7"><text:span text:style-name="T6">Analysis here has the goal to</text:span></text:p>
          <text:list text:style-name="L4">
            <text:list-item>
              <text:p text:style-name="P7"><text:span text:style-name="T6">Confirm involved OSS licensing, business compatible? </text:span></text:p>
            </text:list-item>
            <text:list-item>
              <text:p text:style-name="P7"><text:span text:style-name="T6">Identify dependencies and binaries</text:span></text:p>
            </text:list-item>
            <text:list-item>
              <text:p text:style-name="P7"><text:span text:style-name="T6">Checking if all the source code is of our origin?</text:span></text:p>
            </text:list-item>
          </text:list>
          <text:p text:style-name="P7"><text:span text:style-name="T6"/></text:p>
          <text:p text:style-name="P7"><text:span text:style-name="T6">General quality points (including, but not limited to):</text:span></text:p>
          <text:list text:continue-numbering="true" text:style-name="L4">
            <text:list-item>
              <text:p text:style-name="P7"><text:span text:style-name="T6">Do all files have headers? (disclaimers for config files)</text:span></text:p>
            </text:list-item>
            <text:list-item>
              <text:p text:style-name="P7"><text:span text:style-name="T6">Do all files have copyright and authorship statements</text:span></text:p>
            </text:list-item>
            <text:list-item>
              <text:p text:style-name="P7"><text:span text:style-name="T6">Is the documentation of the licensing appropri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7" draw:style-name="gr5" draw:text-style-name="P2" draw:layer="layout" svg:width="22.853cm" svg:height="2.187cm" svg:x="1.27cm" svg:y="0.667cm">
          <text:p text:style-name="P1"><text:span text:style-name="T8">Your Own Software as OSS (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23" presentation:style-name="pr31" draw:text-style-name="P5" draw:layer="layout" svg:width="17.271cm" svg:height="12.572cm" svg:x="2.159cm" svg:y="13.271cm" presentation:class="notes" presentation:placeholder="true" presentation:user-transformed="true">
            <draw:text-box/>
          </draw:frame>
          <draw:page-thumbnail draw:name="Shape 424" draw:style-name="gr3" draw:layer="layout" svg:width="18.626cm" svg:height="10.477cm" svg:x="1.482cm" svg:y="2.095cm" draw:page-number="31" presentation:class="page"/>
        </presentation:notes>
      </draw:page>
      <draw:page draw:name="page32" draw:style-name="dp1" draw:master-page-name="FOUR_5f_OBJECTS" presentation:presentation-page-layout-name="AL1T18">
        <draw:custom-shape draw:name="Shape 432" draw:style-name="gr19" draw:text-style-name="P2" draw:layer="layout" svg:width="22.993cm" svg:height="7.339cm" svg:x="1.5cm" svg:y="3.154cm">
          <text:p text:style-name="P1"><text:span text:style-name="T11">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3" draw:style-name="gr8" draw:text-style-name="P2" draw:layer="layout" svg:width="22.853cm" svg:height="2.187cm" svg:x="1.27cm" svg:y="0.667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29" presentation:style-name="pr32" draw:text-style-name="P5" draw:layer="layout" svg:width="17.271cm" svg:height="12.572cm" svg:x="2.159cm" svg:y="13.271cm" presentation:class="notes" presentation:placeholder="true" presentation:user-transformed="true">
            <draw:text-box/>
          </draw:frame>
          <draw:page-thumbnail draw:name="Shape 430" draw:style-name="gr3" draw:layer="layout" svg:width="18.626cm" svg:height="10.477cm" svg:x="1.482cm" svg:y="2.095cm" draw:page-number="32" presentation:class="page"/>
        </presentation:notes>
      </draw:page>
      <draw:page draw:name="page33" draw:style-name="dp1" draw:master-page-name="FOUR_5f_OBJECTS" presentation:presentation-page-layout-name="AL1T18">
        <draw:custom-shape draw:name="Shape 438" draw:style-name="gr4" draw:text-style-name="P2" draw:layer="layout" svg:width="22.993cm" svg:height="9.368cm" svg:x="1.5cm" svg:y="3.375cm">
          <text:p text:style-name="P7"><text:span text:style-name="T6">Tools are there, but requirements and purpose require understanding</text:span></text:p>
          <text:list text:style-name="L4">
            <text:list-item>
              <text:p text:style-name="P7"><text:span text:style-name="T6">First comes the definition of what is needed and then the tool</text:span></text:p>
            </text:list-item>
            <text:list-item>
              <text:p text:style-name="P7"><text:span text:style-name="T6">Tools are there for analysis, reporting and management</text:span></text:p>
            </text:list-item>
          </text:list>
          <text:p text:style-name="P7"><text:span text:style-name="T6"/></text:p>
          <text:p text:style-name="P7"><text:span text:style-name="T6">Different tools serve different purposes</text:span></text:p>
          <text:list text:continue-numbering="true" text:style-name="L4">
            <text:list-item>
              <text:p text:style-name="P7"><text:span text:style-name="T6">Requires integration of different functions</text:span></text:p>
            </text:list-item>
            <text:list-item>
              <text:p text:style-name="P7"><text:span text:style-name="T6">Integration poses classic IT problems</text:span></text:p>
            </text:list-item>
            <text:list-item>
              <text:p text:style-name="P7"><text:span text:style-name="T6">Interfaces must be understood to avoid manual effor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5" draw:text-style-name="P2" draw:layer="layout" svg:width="22.853cm" svg:height="2.187cm" svg:x="1.27cm" svg:y="0.667cm">
          <text:p text:style-name="P1"><text:span text:style-name="T8">Summary of Tool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5" presentation:style-name="pr33" draw:text-style-name="P5" draw:layer="layout" svg:width="17.271cm" svg:height="12.572cm" svg:x="2.159cm" svg:y="13.271cm" presentation:class="notes" presentation:placeholder="true" presentation:user-transformed="true">
            <draw:text-box/>
          </draw:frame>
          <draw:page-thumbnail draw:name="Shape 436" draw:style-name="gr3" draw:layer="layout" svg:width="18.626cm" svg:height="10.477cm" svg:x="1.482cm" svg:y="2.095cm" draw:page-number="33" presentation:class="page"/>
        </presentation:notes>
      </draw:page>
      <draw:page draw:name="page34" draw:style-name="dp1" draw:master-page-name="FOUR_5f_OBJECTS" presentation:presentation-page-layout-name="AL1T18">
        <draw:custom-shape draw:name="Shape 444" draw:style-name="gr19" draw:text-style-name="P2" draw:layer="layout" svg:width="22.993cm" svg:height="7.339cm" svg:x="1.5cm" svg:y="3.154cm">
          <text:p text:style-name="P1"><text:span text:style-name="T19">Questions?</text:span></text:p>
          <text:p text:style-name="P15"><text:span text:style-name="T20"><text:a xlink:href="mailto:cmaracke@scompliance.com" xlink:type="simple">office@scompliance.com</text:a></text:span></text:p>
          <text:p text:style-name="P9"><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5" draw:style-name="gr8" draw:text-style-name="P2" draw:layer="layout" svg:width="22.853cm" svg:height="2.187cm" svg:x="1.27cm" svg:y="0.667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41" presentation:style-name="pr34" draw:text-style-name="P5" draw:layer="layout" svg:width="17.271cm" svg:height="12.572cm" svg:x="2.159cm" svg:y="13.271cm" presentation:class="notes" presentation:placeholder="true" presentation:user-transformed="true">
            <draw:text-box/>
          </draw:frame>
          <draw:page-thumbnail draw:name="Shape 442" draw:style-name="gr3" draw:layer="layout" svg:width="18.626cm" svg:height="10.477cm" svg:x="1.482cm" svg:y="2.095cm" draw:page-number="34" presentation:class="page"/>
        </presentation:notes>
      </draw:page>
      <draw:page draw:name="page35" draw:style-name="dp1" draw:master-page-name="Default">
        <draw:custom-shape draw:name="Shape 450" draw:style-name="gr8" draw:text-style-name="P2" draw:layer="layout" svg:width="22.852cm" svg:height="2.378cm" svg:x="1.27cm" svg:y="0.57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1" draw:style-name="gr8" draw:text-style-name="P2" draw:layer="layout" svg:width="0.85cm" svg:height="0.423cm" svg:x="1.27cm" svg:y="3.193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2" draw:style-name="gr8" draw:text-style-name="P2" draw:layer="layout" svg:width="0.85cm" svg:height="0.423cm" svg:x="2.168cm" svg:y="3.193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8" draw:text-style-name="P2" draw:layer="layout" svg:width="0.85cm" svg:height="0.423cm" svg:x="3.066cm" svg:y="3.193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4" draw:style-name="gr8" draw:text-style-name="P2" draw:layer="layout" svg:width="0.85cm" svg:height="0.423cm" svg:x="3.066cm" svg:y="3.662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5" draw:style-name="gr8" draw:text-style-name="P2" draw:layer="layout" svg:width="0.85cm" svg:height="0.423cm" svg:x="2.168cm" svg:y="3.662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8" draw:text-style-name="P2" draw:layer="layout" svg:width="0.85cm" svg:height="0.423cm" svg:x="1.27cm" svg:y="3.662cm">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47" presentation:style-name="pr35" draw:text-style-name="P5" draw:layer="layout" svg:width="17.271cm" svg:height="12.572cm" svg:x="2.159cm" svg:y="13.271cm" presentation:class="notes" presentation:placeholder="true" presentation:user-transformed="true">
            <draw:text-box/>
          </draw:frame>
          <draw:page-thumbnail draw:name="Shape 448" draw:style-name="gr3" draw:layer="layout" svg:width="18.626cm" svg:height="10.477cm" svg:x="1.482cm" svg:y="2.095cm" draw:page-number="3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urier New" svg:font-family="'Courier New'"/>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shrink-to-fit" style:shrink-to-fit="true">
        <text:list-style style:name="FOUR_5f_OBJECTS-outline1" style:display-name="FOUR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3" style:display-name="FOUR_OBJECTS-outline3" style:family="presentation" style:parent-style-name="FOUR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4" style:display-name="FOUR_OBJECTS-outline4" style:family="presentation" style:parent-style-name="FOUR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text:list-style style:name="FOUR_5f_OBJECTS-title" style:display-name="FOUR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FOUR_5f_OBJECTS-backgroundobjects">
      <style:graphic-properties draw:stroke="none" draw:fill="none" draw:fill-color="#ffffff" draw:auto-grow-height="false" fo:min-height="1.397cm"/>
    </style:style>
    <style:style style:name="Mpr4" style:family="presentation" style:parent-style-name="FOUR_5f_OBJECTS-backgroundobjects">
      <style:graphic-properties draw:stroke="none" draw:fill="none" draw:fill-color="#ffffff" draw:textarea-vertical-align="bottom" draw:auto-grow-height="false" fo:min-height="1.397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5f_OBJECTS" style:display-name="FOUR_OBJECTS" style:page-layout-name="PM1" draw:style-name="Mdp1">
      <draw:frame draw:name="Shape 58" draw:style-name="Mgr3" draw:text-style-name="MP5" draw:layer="backgroundobjects" svg:width="1.041cm" svg:height="1.07cm" svg:x="0.4cm" svg:y="12.647cm">
        <draw:image xlink:href="Pictures/10000201000002FB0000030FB2FE3BAFBBEC98E6.png" xlink:type="simple" xlink:show="embed" xlink:actuate="onLoad">
          <text:p/>
        </draw:image>
      </draw:frame>
      <draw:custom-shape draw:name="Shape 59" draw:style-name="Mgr4" draw:text-style-name="MP6" draw:layer="backgroundobjects" svg:width="5.92cm" svg:height="1.007cm" svg:x="1.871cm" svg:y="12.68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7" presentation:style-name="FOUR_5f_OBJECTS-title" draw:layer="backgroundobjects" svg:width="22.858cm" svg:height="2.384cm" svg:x="1.27cm" svg:y="0.57cm" presentation:class="title" presentation:placeholder="true" presentation:user-transformed="true">
        <draw:text-box/>
      </draw:frame>
      <draw:frame draw:name="Shape 68" presentation:style-name="FOUR_5f_OBJECTS-outline1" draw:layer="backgroundobjects" svg:width="11.154cm" svg:height="3.951cm" svg:x="1.27cm" svg:y="3.343cm" presentation:class="outline" presentation:placeholder="true" presentation:user-transformed="true">
        <draw:text-box/>
      </draw:frame>
      <draw:frame draw:name="Shape 69" presentation:style-name="FOUR_5f_OBJECTS-outline1" draw:layer="backgroundobjects" svg:width="11.154cm" svg:height="3.951cm" svg:x="12.984cm" svg:y="3.343cm" presentation:class="outline" presentation:placeholder="true" presentation:user-transformed="true">
        <draw:text-box/>
      </draw:frame>
      <draw:frame draw:name="Shape 70" presentation:style-name="FOUR_5f_OBJECTS-outline1" draw:layer="backgroundobjects" svg:width="11.154cm" svg:height="3.951cm" svg:x="12.984cm" svg:y="7.672cm" presentation:class="outline" presentation:placeholder="true" presentation:user-transformed="true">
        <draw:text-box/>
      </draw:frame>
      <draw:frame draw:name="Shape 71" presentation:style-name="FOUR_5f_OBJECTS-outline1" draw:layer="backgroundobjects" svg:width="11.154cm" svg:height="3.951cm" svg:x="1.27cm" svg:y="7.672cm" presentation:class="outline" presentation:placeholder="true" presentation:user-transformed="true">
        <draw:text-box/>
      </draw:frame>
      <presentation:notes style:page-layout-name="PM2">
        <draw:page-thumbnail presentation:style-name="FOUR_5f_OBJECTS-title" draw:layer="backgroundobjects" svg:width="18.624cm" svg:height="10.476cm" svg:x="1.482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draw:frame draw:name="Shape 115" draw:style-name="Mgr3" draw:text-style-name="MP5" draw:layer="backgroundobjects" svg:width="1.041cm" svg:height="1.07cm" svg:x="0.4cm" svg:y="12.647cm">
        <draw:image xlink:href="Pictures/10000201000002FB0000030FB2FE3BAFBBEC98E6.png" xlink:type="simple" xlink:show="embed" xlink:actuate="onLoad">
          <text:p/>
        </draw:image>
      </draw:frame>
      <draw:custom-shape draw:name="Shape 116" draw:style-name="Mgr4" draw:text-style-name="MP6" draw:layer="backgroundobjects" svg:width="5.92cm" svg:height="1.007cm" svg:x="1.871cm" svg:y="12.68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dc:creator>Shane Coughlan</dc:creator>
    <meta:editing-cycles>6</meta:editing-cycles>
    <dc:date>2018-04-19T08:43:32</dc:date>
    <meta:editing-duration>PT39M</meta:editing-duration>
    <meta:generator>LibreOffice/6.0.0.3$MacOSX_X86_64 LibreOffice_project/64a0f66915f38c6217de274f0aa8e15618924765</meta:generator>
    <meta:document-statistic meta:object-count="25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5</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5</meta:user-defined>
  </office:meta>
</office:document-meta>
</file>